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0.97cm" fo:min-width="4.3cm"/>
    </style:style>
    <style:style style:name="gr2" style:family="graphic" style:parent-style-name="standard">
      <style:graphic-properties svg:stroke-color="#800080" draw:fill-color="#5983b0" draw:textarea-horizontal-align="justify" draw:textarea-vertical-align="middle" draw:auto-grow-height="false" fo:min-height="0.852cm" fo:min-width="4.182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971cm" fo:min-width="2.3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1.166cm"/>
    </style:style>
    <style:style style:name="gr5" style:family="graphic" style:parent-style-name="standard">
      <style:graphic-properties draw:fill-color="#b85c00" draw:textarea-horizontal-align="justify" draw:textarea-vertical-align="middle" draw:auto-grow-height="false" fo:min-height="0.97cm" fo:min-width="4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.976cm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14cm" fo:min-width="2.894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0.589cm"/>
    </style:style>
    <style:style style:name="gr12" style:family="graphic" style:parent-style-name="objectwithoutfill">
      <style:graphic-properties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2.95cm" fo:min-width="2.7cm"/>
    </style:style>
    <style:style style:name="gr14" style:family="graphic" style:parent-style-name="objectwithoutfill">
      <style:graphic-properties svg:stroke-color="#55308d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2.95cm" fo:min-width="2.7cm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2.95cm" fo:min-width="2.7cm"/>
    </style:style>
    <style:style style:name="gr19" style:family="graphic" style:parent-style-name="objectwithoutfill">
      <style:graphic-properties svg:stroke-color="#ffbf00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2.95cm" fo:min-width="2.7cm"/>
    </style:style>
    <style:style style:name="gr24" style:family="graphic" style:parent-style-name="standard">
      <style:graphic-properties draw:stroke="none" svg:stroke-color="#000000" draw:fill="none" draw:fill-color="#ffffff" fo:min-height="1.177cm"/>
    </style:style>
    <style:style style:name="gr25" style:family="graphic" style:parent-style-name="standard">
      <style:graphic-properties draw:stroke="none" svg:stroke-color="#000000" draw:fill="none" draw:fill-color="#ffffff" fo:min-height="0.59cm"/>
    </style:style>
    <style:style style:name="gr26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22cm" fo:min-width="0.872cm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12cm" fo:min-width="0.462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28cm" svg:stroke-color="#000000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122cm" fo:min-width="0.872cm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21cm" fo:min-width="0.271cm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fo:min-height="0.65cm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203cm" fo:min-width="0.953cm" fo:padding-top="0.139cm" fo:padding-bottom="0.139cm" fo:padding-left="0.264cm" fo:padding-right="0.264cm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69cm" fo:min-width="0.519cm" fo:padding-top="0.139cm" fo:padding-bottom="0.139cm" fo:padding-left="0.264cm" fo:padding-right="0.264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69cm" fo:min-width="0.519cm" fo:padding-top="0.139cm" fo:padding-bottom="0.139cm" fo:padding-left="0.264cm" fo:padding-right="0.264cm"/>
    </style:style>
    <style:style style:name="gr4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7cm" fo:min-width="0.895cm" fo:padding-top="0.139cm" fo:padding-bottom="0.139cm" fo:padding-left="0.264cm" fo:padding-right="0.264cm"/>
    </style:style>
    <style:style style:name="gr43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27cm" fo:min-width="1.482cm" fo:padding-top="0.139cm" fo:padding-bottom="0.139cm" fo:padding-left="0.264cm" fo:padding-right="0.264cm"/>
    </style:style>
    <style:style style:name="gr4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2cm" fo:min-width="0.777cm" fo:padding-top="0.139cm" fo:padding-bottom="0.139cm" fo:padding-left="0.264cm" fo:padding-right="0.264cm"/>
    </style:style>
    <style:style style:name="gr4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1cm" fo:min-width="0.07cm" fo:padding-top="0.139cm" fo:padding-bottom="0.139cm" fo:padding-left="0.264cm" fo:padding-right="0.264cm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3cm" fo:min-width="1.486cm" fo:padding-top="0.139cm" fo:padding-bottom="0.139cm" fo:padding-left="0.264cm" fo:padding-right="0.264cm"/>
    </style:style>
    <style:style style:name="gr4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21cm" fo:min-width="0.371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color="#000000" draw:fill="none" draw:fill-color="#ffffff" fo:min-height="0.628cm"/>
    </style:style>
    <style:style style:name="gr50" style:family="graphic" style:parent-style-name="standard">
      <style:graphic-properties draw:fill-color="#81d41a" draw:textarea-horizontal-align="justify" draw:textarea-vertical-align="middle" draw:auto-grow-height="false" fo:min-height="0.614cm" fo:min-width="6.149cm"/>
    </style:style>
    <style:style style:name="gr51" style:family="graphic" style:parent-style-name="standard">
      <style:graphic-properties svg:stroke-color="#800080" draw:fill-color="#729fcf" draw:textarea-horizontal-align="justify" draw:textarea-vertical-align="middle" draw:auto-grow-height="false" fo:min-height="0.852cm" fo:min-width="4.182cm"/>
    </style:style>
    <style:style style:name="gr52" style:family="graphic" style:parent-style-name="standard">
      <style:graphic-properties draw:fill-color="#81d41a" draw:textarea-horizontal-align="justify" draw:textarea-vertical-align="middle" draw:auto-grow-height="false" fo:min-height="0.614cm" fo:min-width="8.695cm"/>
    </style:style>
    <style:style style:name="gr53" style:family="graphic" style:parent-style-name="standard">
      <style:graphic-properties svg:stroke-color="#800080" draw:fill-color="#2a6099" draw:textarea-horizontal-align="justify" draw:textarea-vertical-align="middle" draw:auto-grow-height="false" fo:min-height="0.852cm" fo:min-width="4.182cm"/>
    </style:style>
    <style:style style:name="gr54" style:family="graphic" style:parent-style-name="standard">
      <style:graphic-properties draw:fill-color="#81d41a" draw:textarea-horizontal-align="justify" draw:textarea-vertical-align="middle" draw:auto-grow-height="false" fo:min-height="0.614cm" fo:min-width="5.3cm"/>
    </style:style>
    <style:style style:name="gr55" style:family="graphic" style:parent-style-name="standard">
      <style:graphic-properties draw:fill-color="#81d41a" draw:textarea-horizontal-align="justify" draw:textarea-vertical-align="middle" draw:auto-grow-height="false" fo:min-height="0.614cm" fo:min-width="4.805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91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9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7.91cm"/>
    </style:style>
    <style:style style:name="gr59" style:family="graphic" style:parent-style-name="standard" style:list-style-name="L2">
      <style:graphic-properties draw:stroke="none" svg:stroke-color="#000000" draw:fill="none" draw:fill-color="#ffffff" fo:min-height="5.65cm"/>
    </style:style>
    <style:style style:name="gr6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7.9cm"/>
    </style:style>
    <style:style style:name="gr62" style:family="graphic" style:parent-style-name="standard">
      <style:graphic-properties draw:stroke="none" svg:stroke-color="#000000" draw:fill="none" draw:fill-color="#ffffff" fo:min-height="3.886cm"/>
    </style:style>
    <style:style style:name="gr63" style:family="graphic" style:parent-style-name="standard" style:list-style-name="L2">
      <style:graphic-properties draw:stroke="none" svg:stroke-color="#000000" draw:fill="none" draw:fill-color="#ffffff" fo:min-height="5.65cm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100%"/>
      <style:paragraph-properties fo:text-align="center"/>
      <style:text-properties style:font-name="Liberation Sans1" fo:font-size="18pt" fo:font-weight="normal"/>
    </style:style>
    <style:style style:name="P3" style:family="paragraph">
      <loext:graphic-properties draw:fill-color="#5983b0"/>
      <style:paragraph-properties fo:text-align="center"/>
      <style:text-properties style:font-name="Liberation Sans1" fo:font-size="18pt" fo:font-weight="normal"/>
    </style:style>
    <style:style style:name="P4" style:family="paragraph">
      <loext:graphic-properties draw:fill-color="#ffff00"/>
      <style:paragraph-properties fo:text-align="center"/>
      <style:text-properties style:font-name="Liberation Sans1" fo:font-size="18pt" fo:font-weight="normal"/>
    </style:style>
    <style:style style:name="P5" style:family="paragraph">
      <loext:graphic-properties draw:fill="none" draw:fill-color="#ffffff"/>
      <style:text-properties style:font-name="Liberation Sans1" fo:font-weight="normal"/>
    </style:style>
    <style:style style:name="P6" style:family="paragraph">
      <loext:graphic-properties draw:fill-color="#b85c00"/>
      <style:paragraph-properties fo:text-align="center"/>
      <style:text-properties style:font-name="Liberation Sans1" fo:font-weight="normal"/>
    </style:style>
    <style:style style:name="P7" style:family="paragraph">
      <loext:graphic-properties draw:fill-color="#81d41a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ffbf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solid" draw:fill-color="#b2b2b2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-color="#729fcf"/>
      <style:paragraph-properties fo:text-align="center"/>
      <style:text-properties style:font-name="Liberation Sans1" fo:font-size="18pt" fo:font-weight="normal"/>
    </style:style>
    <style:style style:name="P21" style:family="paragraph">
      <loext:graphic-properties draw:fill-color="#2a6099"/>
      <style:paragraph-properties fo:text-align="center"/>
      <style:text-properties style:font-name="Liberation Sans1" fo:font-size="18pt" fo:font-weight="normal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1" fo:font-size="18pt" fo:font-weight="normal"/>
    </style:style>
    <style:style style:name="T2" style:family="text">
      <style:text-properties style:font-name="Liberation Sans1" fo:font-weight="normal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Solph und Syste,übersicht - Vorlagen" draw:style-name="dp1" draw:master-page-name="Standard">
        <draw:custom-shape draw:style-name="gr1" draw:text-style-name="P2" draw:layer="layout" svg:width="4.8cm" svg:height="1.22cm" svg:x="5.5cm" svg:y="4.7cm">
          <text:p text:style-name="P1"><text:span text:style-name="T1">Transform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22cm" svg:x="19.3cm" svg:y="4.7cm">
          <text:p text:style-name="P1"><text:span text:style-name="T1">Generic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cm" svg:height="1.22cm" svg:x="10.4cm" svg:y="4.7cm">
          <text:p text:style-name="P1"><text:span text:style-name="T1">Sourc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4" draw:text-style-name="P5" draw:layer="layout" svg:width="1.666cm" svg:height="1.187cm" svg:x="16cm" svg:y="9.8cm">
          <draw:text-box>
            <text:p/>
          </draw:text-box>
        </draw:frame>
        <draw:g>
          <draw:custom-shape draw:style-name="gr5" draw:text-style-name="P6" draw:layer="layout" svg:width="4.8cm" svg:height="1.22cm" svg:x="14.4cm" svg:y="4.7cm">
            <text:p/>
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" draw:text-style-name="P5" draw:layer="layout" svg:width="1.771cm" svg:height="0.978cm" svg:x="15.999cm" svg:y="4.84cm">
            <draw:text-box>
              <text:p><text:span text:style-name="T2">Sink</text:span></text:p>
            </draw:text-box>
          </draw:frame>
        </draw:g>
        <draw:custom-shape draw:style-name="gr7" draw:text-style-name="P7" draw:layer="layout" svg:width="4.8cm" svg:height="1.22cm" svg:x="24.2cm" svg:y="4.7cm">
          <text:p text:style-name="P1"><text:span text:style-name="T3">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8.1cm" svg:height="1.1cm" svg:x="5.9cm" svg:y="3cm">
          <draw:text-box>
            <text:p><text:span text:style-name="T3">Oemof-Solph Zeichen</text:span></text:p>
          </draw:text-box>
        </draw:frame>
        <draw:frame draw:style-name="gr9" draw:text-style-name="P8" draw:layer="layout" svg:width="19cm" svg:height="1.3cm" svg:x="5.5cm" svg:y="6.5cm">
          <draw:text-box>
            <text:p><text:span text:style-name="T3">Symbole für Konzept-Zeichnung</text:span></text:p>
          </draw:text-box>
        </draw:frame>
        <draw:g>
          <draw:line draw:style-name="gr10" draw:text-style-name="P9" draw:layer="layout" svg:x1="5cm" svg:y1="14.5cm" svg:x2="19.5cm" svg:y2="14.5cm">
            <text:p/>
          </draw:line>
          <draw:frame draw:style-name="gr11" draw:text-style-name="P10" draw:layer="layout" svg:width="2.4cm" svg:height="0.839cm" svg:x="5cm" svg:y="13.561cm">
            <draw:text-box>
              <text:p><text:span text:style-name="T4">Wärme</text:span></text:p>
            </draw:text-box>
          </draw:frame>
        </draw:g>
        <draw:g>
          <draw:line draw:style-name="gr12" draw:text-style-name="P9" draw:layer="layout" svg:x1="5.4cm" svg:y1="15.361cm" svg:x2="19.9cm" svg:y2="15.361cm">
            <text:p/>
          </draw:line>
          <draw:frame draw:style-name="gr11" draw:text-style-name="P10" draw:layer="layout" svg:width="3.2cm" svg:height="0.839cm" svg:x="5.4cm" svg:y="15.461cm">
            <draw:text-box>
              <text:p><text:span text:style-name="T4">Elektrizität</text:span></text:p>
            </draw:text-box>
          </draw:frame>
        </draw:g>
        <draw:g>
          <draw:g>
            <draw:custom-shape draw:style-name="gr13" draw:text-style-name="P11" draw:layer="layout" svg:width="3.2cm" svg:height="3.2cm" svg:x="8.8cm" svg:y="9cm">
              <text:p text:style-name="P1">WP</text:p>
              <draw:enhanced-geometry svg:viewBox="0 0 21600 21600" draw:type="rectangle" draw:enhanced-path="M 0 0 L 21600 0 21600 21600 0 21600 0 0 Z N"/>
            </draw:custom-shape>
            <draw:line draw:style-name="gr14" draw:text-style-name="P9" draw:layer="layout" svg:x1="10.4cm" svg:y1="13.5cm" svg:x2="10.4cm" svg:y2="12.2cm">
              <text:p/>
            </draw:line>
            <draw:line draw:style-name="gr15" draw:text-style-name="P9" draw:layer="layout" svg:x1="10.4cm" svg:y1="9cm" svg:x2="10.4cm" svg:y2="7.7cm">
              <text:p/>
            </draw:line>
          </draw:g>
          <draw:line draw:style-name="gr16" draw:text-style-name="P9" draw:layer="layout" svg:x1="13.3cm" svg:y1="10.7cm" svg:x2="12cm" svg:y2="10.7cm">
            <text:p/>
          </draw:line>
        </draw:g>
        <draw:g>
          <draw:custom-shape draw:style-name="gr17" draw:text-style-name="P12" draw:layer="layout" svg:width="3.2cm" svg:height="3.2cm" svg:x="5.2cm" svg:y="9cm">
            <text:p text:style-name="P1">STES</text:p>
            <draw:enhanced-geometry svg:viewBox="0 0 21600 21600" draw:type="rectangle" draw:enhanced-path="M 0 0 L 21600 0 21600 21600 0 21600 0 0 Z N"/>
          </draw:custom-shape>
          <draw:line draw:style-name="gr15" draw:text-style-name="P9" draw:layer="layout" svg:x1="6.1cm" svg:y1="9cm" svg:x2="6.1cm" svg:y2="7.7cm">
            <text:p/>
          </draw:line>
          <draw:line draw:style-name="gr15" draw:text-style-name="P9" draw:layer="layout" svg:x1="7.7cm" svg:y1="7.7cm" svg:x2="7.7cm" svg:y2="9cm">
            <text:p/>
          </draw:line>
        </draw:g>
        <draw:g>
          <draw:custom-shape draw:style-name="gr13" draw:text-style-name="P11" draw:layer="layout" svg:width="3.2cm" svg:height="3.2cm" svg:x="18.9cm" svg:y="8.2cm">
            <text:p text:style-name="P1">EHK</text:p>
            <draw:enhanced-geometry svg:viewBox="0 0 21600 21600" draw:type="rectangle" draw:enhanced-path="M 0 0 L 21600 0 21600 21600 0 21600 0 0 Z N"/>
          </draw:custom-shape>
          <draw:line draw:style-name="gr14" draw:text-style-name="P9" draw:layer="layout" svg:x1="20.5cm" svg:y1="12.7cm" svg:x2="20.5cm" svg:y2="11.4cm">
            <text:p/>
          </draw:line>
          <draw:line draw:style-name="gr15" draw:text-style-name="P9" draw:layer="layout" svg:x1="20.5cm" svg:y1="8.2cm" svg:x2="20.5cm" svg:y2="6.9cm">
            <text:p/>
          </draw:line>
        </draw:g>
        <draw:g>
          <draw:g>
            <draw:line draw:style-name="gr14" draw:text-style-name="P9" draw:layer="layout" svg:x1="28.5cm" svg:y1="15.5cm" svg:x2="28.5cm" svg:y2="16.8cm">
              <text:p/>
            </draw:line>
            <draw:custom-shape draw:style-name="gr18" draw:text-style-name="P13" draw:layer="layout" svg:width="3.2cm" svg:height="3.2cm" svg:x="26.9cm" svg:y="12.3cm">
              <text:p text:style-name="P1">PV</text:p>
              <draw:enhanced-geometry svg:viewBox="0 0 21600 21600" draw:type="rectangle" draw:enhanced-path="M 0 0 L 21600 0 21600 21600 0 21600 0 0 Z N"/>
            </draw:custom-shape>
            <draw:line draw:style-name="gr19" draw:text-style-name="P9" draw:layer="layout" svg:x1="25.6cm" svg:y1="14cm" svg:x2="26.9cm" svg:y2="14cm">
              <text:p/>
            </draw:line>
          </draw:g>
          <draw:frame draw:style-name="gr20" draw:text-style-name="P14" draw:layer="layout" svg:width="1.8cm" svg:height="0.725cm" svg:x="24.6cm" svg:y="13.2cm">
            <draw:text-box>
              <text:p><text:span text:style-name="T5">Sonne</text:span></text:p>
            </draw:text-box>
          </draw:frame>
        </draw:g>
        <draw:g>
          <draw:g>
            <draw:custom-shape draw:style-name="gr18" draw:text-style-name="P13" draw:layer="layout" svg:width="3.2cm" svg:height="3.2cm" svg:x="21.4cm" svg:y="12.7cm">
              <text:p text:style-name="P1">ST</text:p>
              <draw:enhanced-geometry svg:viewBox="0 0 21600 21600" draw:type="rectangle" draw:enhanced-path="M 0 0 L 21600 0 21600 21600 0 21600 0 0 Z N"/>
            </draw:custom-shape>
            <draw:line draw:style-name="gr19" draw:text-style-name="P9" draw:layer="layout" svg:x1="20.1cm" svg:y1="14.4cm" svg:x2="21.4cm" svg:y2="14.4cm">
              <text:p/>
            </draw:line>
            <draw:line draw:style-name="gr15" draw:text-style-name="P9" draw:layer="layout" svg:x1="23cm" svg:y1="12.7cm" svg:x2="23cm" svg:y2="11.4cm">
              <text:p/>
            </draw:line>
          </draw:g>
          <draw:frame draw:style-name="gr20" draw:text-style-name="P14" draw:layer="layout" svg:width="1.8cm" svg:height="0.725cm" svg:x="19cm" svg:y="13.7cm">
            <draw:text-box>
              <text:p><text:span text:style-name="T5">Sonne</text:span></text:p>
            </draw:text-box>
          </draw:frame>
        </draw:g>
        <draw:g>
          <draw:g>
            <draw:custom-shape draw:style-name="gr13" draw:text-style-name="P11" draw:layer="layout" svg:width="3.2cm" svg:height="3.2cm" svg:x="24.5cm" svg:y="8.2cm">
              <text:p text:style-name="P1">KWK</text:p>
              <draw:enhanced-geometry svg:viewBox="0 0 21600 21600" draw:type="rectangle" draw:enhanced-path="M 0 0 L 21600 0 21600 21600 0 21600 0 0 Z N"/>
            </draw:custom-shape>
            <draw:line draw:style-name="gr21" draw:text-style-name="P9" draw:layer="layout" svg:x1="23.2cm" svg:y1="9.9cm" svg:x2="24.5cm" svg:y2="9.9cm">
              <text:p/>
            </draw:line>
            <draw:line draw:style-name="gr15" draw:text-style-name="P9" draw:layer="layout" svg:x1="26.1cm" svg:y1="8.2cm" svg:x2="26.1cm" svg:y2="6.9cm">
              <text:p/>
            </draw:line>
            <draw:line draw:style-name="gr14" draw:text-style-name="P9" draw:layer="layout" svg:x1="26.1cm" svg:y1="11.4cm" svg:x2="26.1cm" svg:y2="12.7cm">
              <text:p/>
            </draw:line>
          </draw:g>
          <draw:frame draw:style-name="gr22" draw:text-style-name="P14" draw:layer="layout" svg:width="1.4cm" svg:height="0.8cm" svg:x="22.7cm" svg:y="9.1cm">
            <draw:text-box>
              <text:p><text:span text:style-name="T5">Gas</text:span></text:p>
            </draw:text-box>
          </draw:frame>
        </draw:g>
        <draw:g>
          <draw:g>
            <draw:custom-shape draw:style-name="gr23" draw:text-style-name="P15" draw:layer="layout" svg:width="3.2cm" svg:height="3.2cm" svg:x="14.6cm" svg:y="8.7cm">
              <text:p text:style-name="P1">SLK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16.2cm" svg:y1="8.7cm" svg:x2="16.2cm" svg:y2="7.4cm">
              <text:p/>
            </draw:line>
            <draw:line draw:style-name="gr21" draw:text-style-name="P9" draw:layer="layout" svg:x1="13.2cm" svg:y1="10.3cm" svg:x2="14.5cm" svg:y2="10.3cm">
              <text:p/>
            </draw:line>
          </draw:g>
          <draw:frame draw:style-name="gr22" draw:text-style-name="P14" draw:layer="layout" svg:width="1.4cm" svg:height="0.8cm" svg:x="12.7cm" svg:y="9.5cm">
            <draw:text-box>
              <text:p><text:span text:style-name="T5">Gas</text:span></text:p>
            </draw:text-box>
          </draw:frame>
        </draw:g>
      </draw:page>
      <draw:page draw:name="Referenzsystem" draw:style-name="dp1" draw:master-page-name="Standard">
        <draw:g>
          <draw:g>
            <draw:line draw:style-name="gr10" draw:text-style-name="P9" draw:layer="layout" svg:x1="3.215cm" svg:y1="4.839cm" svg:x2="19.9cm" svg:y2="4.839cm">
              <text:p/>
            </draw:line>
            <draw:frame draw:style-name="gr11" draw:text-style-name="P10" draw:layer="layout" svg:width="2.646cm" svg:height="0.839cm" svg:x="3.1cm" svg:y="4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3.3cm" svg:y1="10.639cm" svg:x2="19.9cm" svg:y2="10.639cm">
              <text:p/>
            </draw:line>
            <draw:frame draw:style-name="gr11" draw:text-style-name="P10" draw:layer="layout" svg:width="3.663cm" svg:height="0.839cm" svg:x="3.3cm" svg:y="10.639cm">
              <draw:text-box>
                <text:p><text:span text:style-name="T4">Elektrizität</text:span></text:p>
              </draw:text-box>
            </draw:frame>
          </draw:g>
          <draw:g>
            <draw:custom-shape draw:style-name="gr13" draw:text-style-name="P11" draw:layer="layout" svg:width="3.2cm" svg:height="3.2cm" svg:x="16.2cm" svg:y="6.139cm">
              <text:p text:style-name="P1">EHK</text:p>
              <draw:enhanced-geometry svg:viewBox="0 0 21600 21600" draw:type="rectangle" draw:enhanced-path="M 0 0 L 21600 0 21600 21600 0 21600 0 0 Z N"/>
            </draw:custom-shape>
            <draw:line draw:style-name="gr14" draw:text-style-name="P9" draw:layer="layout" svg:x1="17.8cm" svg:y1="10.639cm" svg:x2="17.8cm" svg:y2="9.339cm">
              <text:p/>
            </draw:line>
            <draw:line draw:style-name="gr15" draw:text-style-name="P9" draw:layer="layout" svg:x1="17.8cm" svg:y1="6.139cm" svg:x2="17.8cm" svg:y2="4.839cm">
              <text:p/>
            </draw:line>
          </draw:g>
          <draw:g>
            <draw:g>
              <draw:custom-shape draw:style-name="gr13" draw:text-style-name="P11" draw:layer="layout" svg:width="3.2cm" svg:height="3.2cm" svg:x="6.1cm" svg:y="6.139cm">
                <text:p text:style-name="P1">KWK</text:p>
                <draw:enhanced-geometry svg:viewBox="0 0 21600 21600" draw:type="rectangle" draw:enhanced-path="M 0 0 L 21600 0 21600 21600 0 21600 0 0 Z N"/>
              </draw:custom-shape>
              <draw:line draw:style-name="gr21" draw:text-style-name="P9" draw:layer="layout" svg:x1="4.8cm" svg:y1="7.839cm" svg:x2="6.1cm" svg:y2="7.839cm">
                <text:p/>
              </draw:line>
              <draw:line draw:style-name="gr15" draw:text-style-name="P9" draw:layer="layout" svg:x1="7.7cm" svg:y1="6.139cm" svg:x2="7.7cm" svg:y2="4.839cm">
                <text:p/>
              </draw:line>
              <draw:line draw:style-name="gr14" draw:text-style-name="P9" draw:layer="layout" svg:x1="7.7cm" svg:y1="9.339cm" svg:x2="7.7cm" svg:y2="10.639cm">
                <text:p/>
              </draw:line>
            </draw:g>
            <draw:frame draw:style-name="gr22" draw:text-style-name="P14" draw:layer="layout" svg:width="1.4cm" svg:height="0.8cm" svg:x="4.3cm" svg:y="7.039cm">
              <draw:text-box>
                <text:p><text:span text:style-name="T5">Gas</text:span></text:p>
              </draw:text-box>
            </draw:frame>
          </draw:g>
          <draw:g>
            <draw:g>
              <draw:custom-shape draw:style-name="gr23" draw:text-style-name="P15" draw:layer="layout" svg:width="3.2cm" svg:height="3.2cm" svg:x="11.4cm" svg:y="6.139cm">
                <text:p text:style-name="P1">SLK</text:p>
                <draw:enhanced-geometry svg:viewBox="0 0 21600 21600" draw:type="rectangle" draw:enhanced-path="M 0 0 L 21600 0 21600 21600 0 21600 0 0 Z N"/>
              </draw:custom-shape>
              <draw:line draw:style-name="gr15" draw:text-style-name="P9" draw:layer="layout" svg:x1="13cm" svg:y1="6.139cm" svg:x2="13cm" svg:y2="4.839cm">
                <text:p/>
              </draw:line>
              <draw:line draw:style-name="gr21" draw:text-style-name="P9" draw:layer="layout" svg:x1="10cm" svg:y1="7.739cm" svg:x2="11.3cm" svg:y2="7.739cm">
                <text:p/>
              </draw:line>
            </draw:g>
            <draw:frame draw:style-name="gr22" draw:text-style-name="P14" draw:layer="layout" svg:width="1.4cm" svg:height="0.8cm" svg:x="9.5cm" svg:y="6.939cm">
              <draw:text-box>
                <text:p><text:span text:style-name="T5">Gas</text:span></text:p>
              </draw:text-box>
            </draw:frame>
          </draw:g>
        </draw:g>
      </draw:page>
      <draw:page draw:name="Alleinstehende Solarthermie" draw:style-name="dp1" draw:master-page-name="Standard">
        <draw:g>
          <draw:g>
            <draw:line draw:style-name="gr10" draw:text-style-name="P9" draw:layer="layout" svg:x1="7.255cm" svg:y1="8.039cm" svg:x2="21.3cm" svg:y2="8.039cm">
              <text:p/>
            </draw:line>
            <draw:frame draw:style-name="gr24" draw:text-style-name="P10" draw:layer="layout" svg:width="2.228cm" svg:height="1.427cm" svg:x="7.158cm" svg:y="7.2cm">
              <draw:text-box>
                <text:p><text:span text:style-name="T4">Wärme</text:span></text:p>
              </draw:text-box>
            </draw:frame>
          </draw:g>
          <draw:g>
            <draw:custom-shape draw:style-name="gr17" draw:text-style-name="P12" draw:layer="layout" svg:width="3.2cm" svg:height="3.2cm" svg:x="14.658cm" svg:y="9.339cm">
              <text:p text:style-name="P1">S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15.558cm" svg:y1="9.339cm" svg:x2="15.558cm" svg:y2="8.039cm">
              <text:p/>
            </draw:line>
            <draw:line draw:style-name="gr15" draw:text-style-name="P9" draw:layer="layout" svg:x1="17.158cm" svg:y1="8.039cm" svg:x2="17.158cm" svg:y2="9.339cm">
              <text:p/>
            </draw:line>
          </draw:g>
          <draw:g>
            <draw:g>
              <draw:custom-shape draw:style-name="gr18" draw:text-style-name="P13" draw:layer="layout" svg:width="3.2cm" svg:height="3.2cm" svg:x="10.704cm" svg:y="9.3cm">
                <text:p text:style-name="P1">ST</text:p>
                <draw:enhanced-geometry svg:viewBox="0 0 21600 21600" draw:type="rectangle" draw:enhanced-path="M 0 0 L 21600 0 21600 21600 0 21600 0 0 Z N"/>
              </draw:custom-shape>
              <draw:line draw:style-name="gr19" draw:text-style-name="P9" draw:layer="layout" svg:x1="9.404cm" svg:y1="11cm" svg:x2="10.704cm" svg:y2="11cm">
                <text:p/>
              </draw:line>
              <draw:line draw:style-name="gr15" draw:text-style-name="P9" draw:layer="layout" svg:x1="12.304cm" svg:y1="9.3cm" svg:x2="12.304cm" svg:y2="8cm">
                <text:p/>
              </draw:line>
            </draw:g>
            <draw:frame draw:style-name="gr20" draw:text-style-name="P14" draw:layer="layout" svg:width="1.8cm" svg:height="0.725cm" svg:x="8.304cm" svg:y="10.3cm">
              <draw:text-box>
                <text:p><text:span text:style-name="T5">Sonne</text:span></text:p>
              </draw:text-box>
            </draw:frame>
          </draw:g>
        </draw:g>
      </draw:page>
      <draw:page draw:name="ST + STES + zusätzliche Wärmequelle" draw:style-name="dp1" draw:master-page-name="Standard">
        <draw:g>
          <draw:g>
            <draw:line draw:style-name="gr10" draw:text-style-name="P9" draw:layer="layout" svg:x1="7.281cm" svg:y1="8.039cm" svg:x2="25.1cm" svg:y2="8.039cm">
              <text:p/>
            </draw:line>
            <draw:frame draw:style-name="gr11" draw:text-style-name="P10" draw:layer="layout" svg:width="2.826cm" svg:height="0.839cm" svg:x="7.158cm" svg:y="7.2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7.358cm" svg:y1="13.839cm" svg:x2="25.1cm" svg:y2="13.839cm">
              <text:p/>
            </draw:line>
            <draw:frame draw:style-name="gr11" draw:text-style-name="P10" draw:layer="layout" svg:width="3.915cm" svg:height="0.839cm" svg:x="7.358cm" svg:y="13.839cm">
              <draw:text-box>
                <text:p><text:span text:style-name="T4">Elektrizität</text:span></text:p>
              </draw:text-box>
            </draw:frame>
          </draw:g>
          <draw:g>
            <draw:custom-shape draw:style-name="gr17" draw:text-style-name="P12" draw:layer="layout" svg:width="3.2cm" svg:height="3.2cm" svg:x="13.658cm" svg:y="9.339cm">
              <text:p text:style-name="P1">S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14.558cm" svg:y1="9.339cm" svg:x2="14.558cm" svg:y2="8.039cm">
              <text:p/>
            </draw:line>
            <draw:line draw:style-name="gr15" draw:text-style-name="P9" draw:layer="layout" svg:x1="16.158cm" svg:y1="8.039cm" svg:x2="16.158cm" svg:y2="9.339cm">
              <text:p/>
            </draw:line>
          </draw:g>
          <draw:g>
            <draw:g>
              <draw:custom-shape draw:style-name="gr13" draw:text-style-name="P11" draw:layer="layout" svg:width="3.2cm" svg:height="3.2cm" svg:x="20.282cm" svg:y="9.329cm">
                <text:p text:style-name="P1">WP</text:p>
                <draw:enhanced-geometry svg:viewBox="0 0 21600 21600" draw:type="rectangle" draw:enhanced-path="M 0 0 L 21600 0 21600 21600 0 21600 0 0 Z N"/>
              </draw:custom-shape>
              <draw:line draw:style-name="gr14" draw:text-style-name="P9" draw:layer="layout" svg:x1="21.882cm" svg:y1="13.829cm" svg:x2="21.882cm" svg:y2="12.529cm">
                <text:p/>
              </draw:line>
              <draw:line draw:style-name="gr15" draw:text-style-name="P9" draw:layer="layout" svg:x1="21.882cm" svg:y1="9.329cm" svg:x2="21.882cm" svg:y2="8.029cm">
                <text:p/>
              </draw:line>
            </draw:g>
            <draw:line draw:style-name="gr16" draw:text-style-name="P9" draw:layer="layout" svg:x1="24.782cm" svg:y1="11.029cm" svg:x2="23.482cm" svg:y2="11.029cm">
              <text:p/>
            </draw:line>
          </draw:g>
          <draw:g>
            <draw:g>
              <draw:custom-shape draw:style-name="gr18" draw:text-style-name="P13" draw:layer="layout" svg:width="3.2cm" svg:height="3.2cm" svg:x="9.504cm" svg:y="9.3cm">
                <text:p text:style-name="P1">ST</text:p>
                <draw:enhanced-geometry svg:viewBox="0 0 21600 21600" draw:type="rectangle" draw:enhanced-path="M 0 0 L 21600 0 21600 21600 0 21600 0 0 Z N"/>
              </draw:custom-shape>
              <draw:line draw:style-name="gr19" draw:text-style-name="P9" draw:layer="layout" svg:x1="8.204cm" svg:y1="11cm" svg:x2="9.504cm" svg:y2="11cm">
                <text:p/>
              </draw:line>
              <draw:line draw:style-name="gr15" draw:text-style-name="P9" draw:layer="layout" svg:x1="11.104cm" svg:y1="9.3cm" svg:x2="11.104cm" svg:y2="8cm">
                <text:p/>
              </draw:line>
            </draw:g>
            <draw:frame draw:style-name="gr20" draw:text-style-name="P14" draw:layer="layout" svg:width="1.8cm" svg:height="0.725cm" svg:x="7.104cm" svg:y="10.3cm">
              <draw:text-box>
                <text:p><text:span text:style-name="T5">Sonne</text:span></text:p>
              </draw:text-box>
            </draw:frame>
          </draw:g>
        </draw:g>
      </draw:page>
      <draw:page draw:name="ST+STES+HP1+STTES" draw:style-name="dp1" draw:master-page-name="Standard">
        <draw:g>
          <draw:g>
            <draw:line draw:style-name="gr10" draw:text-style-name="P9" draw:layer="layout" svg:x1="7.313cm" svg:y1="8.039cm" svg:x2="29.8cm" svg:y2="8.039cm">
              <text:p/>
            </draw:line>
            <draw:frame draw:style-name="gr11" draw:text-style-name="P10" draw:layer="layout" svg:width="3.567cm" svg:height="0.839cm" svg:x="7.158cm" svg:y="7.2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7.358cm" svg:y1="13.839cm" svg:x2="29.988cm" svg:y2="13.839cm">
              <text:p/>
            </draw:line>
            <draw:frame draw:style-name="gr25" draw:text-style-name="P10" draw:layer="layout" svg:width="4.995cm" svg:height="0.84cm" svg:x="7.358cm" svg:y="13.839cm">
              <draw:text-box>
                <text:p><text:span text:style-name="T4">Elektrizität</text:span></text:p>
              </draw:text-box>
            </draw:frame>
          </draw:g>
          <draw:g>
            <draw:custom-shape draw:style-name="gr17" draw:text-style-name="P12" draw:layer="layout" svg:width="3.2cm" svg:height="3.2cm" svg:x="13.658cm" svg:y="9.339cm">
              <text:p text:style-name="P1">S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14.558cm" svg:y1="9.339cm" svg:x2="14.558cm" svg:y2="8.039cm">
              <text:p/>
            </draw:line>
            <draw:line draw:style-name="gr15" draw:text-style-name="P9" draw:layer="layout" svg:x1="16.158cm" svg:y1="8.039cm" svg:x2="16.158cm" svg:y2="9.339cm">
              <text:p/>
            </draw:line>
          </draw:g>
          <draw:g>
            <draw:g>
              <draw:custom-shape draw:style-name="gr13" draw:text-style-name="P11" draw:layer="layout" svg:width="3.2cm" svg:height="3.2cm" svg:x="20.282cm" svg:y="9.329cm">
                <text:p text:style-name="P1">WP</text:p>
                <draw:enhanced-geometry svg:viewBox="0 0 21600 21600" draw:type="rectangle" draw:enhanced-path="M 0 0 L 21600 0 21600 21600 0 21600 0 0 Z N"/>
              </draw:custom-shape>
              <draw:line draw:style-name="gr14" draw:text-style-name="P9" draw:layer="layout" svg:x1="21.882cm" svg:y1="13.829cm" svg:x2="21.882cm" svg:y2="12.529cm">
                <text:p/>
              </draw:line>
              <draw:line draw:style-name="gr15" draw:text-style-name="P9" draw:layer="layout" svg:x1="21.882cm" svg:y1="9.329cm" svg:x2="21.882cm" svg:y2="8.029cm">
                <text:p/>
              </draw:line>
            </draw:g>
            <draw:line draw:style-name="gr16" draw:text-style-name="P9" draw:layer="layout" svg:x1="24.782cm" svg:y1="11.029cm" svg:x2="23.482cm" svg:y2="11.029cm">
              <text:p/>
            </draw:line>
          </draw:g>
          <draw:g>
            <draw:g>
              <draw:custom-shape draw:style-name="gr18" draw:text-style-name="P13" draw:layer="layout" svg:width="3.2cm" svg:height="3.2cm" svg:x="9.504cm" svg:y="9.3cm">
                <text:p text:style-name="P1">ST</text:p>
                <draw:enhanced-geometry svg:viewBox="0 0 21600 21600" draw:type="rectangle" draw:enhanced-path="M 0 0 L 21600 0 21600 21600 0 21600 0 0 Z N"/>
              </draw:custom-shape>
              <draw:line draw:style-name="gr19" draw:text-style-name="P9" draw:layer="layout" svg:x1="8.204cm" svg:y1="11cm" svg:x2="9.504cm" svg:y2="11cm">
                <text:p/>
              </draw:line>
              <draw:line draw:style-name="gr15" draw:text-style-name="P9" draw:layer="layout" svg:x1="11.104cm" svg:y1="9.3cm" svg:x2="11.104cm" svg:y2="8cm">
                <text:p/>
              </draw:line>
            </draw:g>
            <draw:frame draw:style-name="gr20" draw:text-style-name="P14" draw:layer="layout" svg:width="1.8cm" svg:height="0.725cm" svg:x="7.104cm" svg:y="10.3cm">
              <draw:text-box>
                <text:p><text:span text:style-name="T5">Sonne</text:span></text:p>
              </draw:text-box>
            </draw:frame>
          </draw:g>
          <draw:g>
            <draw:custom-shape draw:style-name="gr17" draw:text-style-name="P12" draw:layer="layout" svg:width="3.2cm" svg:height="3.2cm" svg:x="25.258cm" svg:y="9.339cm">
              <text:p text:style-name="P1">ST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26.158cm" svg:y1="9.339cm" svg:x2="26.158cm" svg:y2="8.039cm">
              <text:p/>
            </draw:line>
            <draw:line draw:style-name="gr15" draw:text-style-name="P9" draw:layer="layout" svg:x1="27.758cm" svg:y1="8.039cm" svg:x2="27.758cm" svg:y2="9.339cm">
              <text:p/>
            </draw:line>
          </draw:g>
        </draw:g>
      </draw:page>
      <draw:page draw:name="Effizienzsteigerung durch WP" draw:style-name="dp1" draw:master-page-name="Standard">
        <draw:g>
          <draw:line draw:style-name="gr10" draw:text-style-name="P9" draw:layer="layout" svg:x1="6.825cm" svg:y1="5.239cm" svg:x2="29.312cm" svg:y2="5.239cm">
            <text:p/>
          </draw:line>
          <draw:frame draw:style-name="gr11" draw:text-style-name="P10" draw:layer="layout" svg:width="3.567cm" svg:height="0.839cm" svg:x="6.67cm" svg:y="4.4cm">
            <draw:text-box>
              <text:p><text:span text:style-name="T4">Wärme</text:span></text:p>
            </draw:text-box>
          </draw:frame>
        </draw:g>
        <draw:g>
          <draw:line draw:style-name="gr12" draw:text-style-name="P9" draw:layer="layout" svg:x1="6.87cm" svg:y1="11.039cm" svg:x2="29.5cm" svg:y2="11.039cm">
            <text:p/>
          </draw:line>
          <draw:frame draw:style-name="gr25" draw:text-style-name="P10" draw:layer="layout" svg:width="4.995cm" svg:height="0.84cm" svg:x="6.87cm" svg:y="11.039cm">
            <draw:text-box>
              <text:p><text:span text:style-name="T4">Elektrizität</text:span></text:p>
            </draw:text-box>
          </draw:frame>
        </draw:g>
        <draw:g>
          <draw:custom-shape draw:style-name="gr17" draw:text-style-name="P12" draw:layer="layout" svg:width="3.2cm" svg:height="3.2cm" svg:x="21.47cm" svg:y="6.539cm">
            <text:p text:style-name="P1">STES</text:p>
            <draw:enhanced-geometry svg:viewBox="0 0 21600 21600" draw:type="rectangle" draw:enhanced-path="M 0 0 L 21600 0 21600 21600 0 21600 0 0 Z N"/>
          </draw:custom-shape>
          <draw:line draw:style-name="gr15" draw:text-style-name="P9" draw:layer="layout" svg:x1="22.37cm" svg:y1="6.539cm" svg:x2="22.37cm" svg:y2="5.239cm">
            <text:p/>
          </draw:line>
          <draw:line draw:style-name="gr15" draw:text-style-name="P9" draw:layer="layout" svg:x1="23.97cm" svg:y1="5.239cm" svg:x2="23.97cm" svg:y2="6.539cm">
            <text:p/>
          </draw:line>
        </draw:g>
        <draw:g>
          <draw:custom-shape draw:style-name="gr13" draw:text-style-name="P11" draw:layer="layout" svg:width="3.2cm" svg:height="3.2cm" svg:x="15.1cm" svg:y="6.5cm">
            <text:p text:style-name="P1">WP</text:p>
            <draw:enhanced-geometry svg:viewBox="0 0 21600 21600" draw:type="rectangle" draw:enhanced-path="M 0 0 L 21600 0 21600 21600 0 21600 0 0 Z N"/>
          </draw:custom-shape>
          <draw:line draw:style-name="gr14" draw:text-style-name="P9" draw:layer="layout" svg:x1="16.73cm" svg:y1="11cm" svg:x2="16.7cm" svg:y2="9.7cm">
            <text:p/>
          </draw:line>
          <draw:line draw:style-name="gr15" draw:text-style-name="P9" draw:layer="layout" svg:x1="16.7cm" svg:y1="6.5cm" svg:x2="16.7cm" svg:y2="5.2cm">
            <text:p/>
          </draw:line>
        </draw:g>
        <draw:g>
          <draw:custom-shape draw:style-name="gr18" draw:text-style-name="P13" draw:layer="layout" svg:width="3.2cm" svg:height="3.2cm" svg:x="10.584cm" svg:y="6.5cm">
            <text:p text:style-name="P1">ST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9.284cm" svg:y1="8.2cm" svg:x2="10.584cm" svg:y2="8.2cm">
            <text:p/>
          </draw:line>
          <draw:line draw:style-name="gr15" draw:text-style-name="P9" draw:layer="layout" svg:x1="13.784cm" svg:y1="8.2cm" svg:x2="15.084cm" svg:y2="8.2cm">
            <text:p/>
          </draw:line>
          <draw:frame draw:style-name="gr20" draw:text-style-name="P14" draw:layer="layout" svg:width="1.8cm" svg:height="0.725cm" svg:x="8.4cm" svg:y="7.5cm">
            <draw:text-box>
              <text:p><text:span text:style-name="T5">Sonne</text:span></text:p>
            </draw:text-box>
          </draw:frame>
        </draw:g>
      </draw:page>
      <draw:page draw:name="STES + HP3" draw:style-name="dp1" draw:master-page-name="Standard">
        <draw:g>
          <draw:g>
            <draw:line draw:style-name="gr10" draw:text-style-name="P9" draw:layer="layout" svg:x1="2.823cm" svg:y1="3.479cm" svg:x2="16.49cm" svg:y2="3.479cm">
              <text:p/>
            </draw:line>
            <draw:frame draw:style-name="gr25" draw:text-style-name="P10" draw:layer="layout" svg:width="3.524cm" svg:height="0.84cm" svg:x="2.67cm" svg:y="2.621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2.67cm" svg:y1="13.86cm" svg:x2="16.5cm" svg:y2="13.86cm">
              <text:p/>
            </draw:line>
            <draw:frame draw:style-name="gr25" draw:text-style-name="P10" draw:layer="layout" svg:width="3.053cm" svg:height="0.84cm" svg:x="2.67cm" svg:y="13.86cm">
              <draw:text-box>
                <text:p><text:span text:style-name="T4">Elektrizität</text:span></text:p>
              </draw:text-box>
            </draw:frame>
          </draw:g>
          <draw:custom-shape draw:style-name="gr17" draw:text-style-name="P12" draw:layer="layout" svg:width="3.2cm" svg:height="3.2cm" svg:x="9.4cm" svg:y="9.321cm">
            <text:p text:style-name="P1">STES</text:p>
            <draw:enhanced-geometry svg:viewBox="0 0 21600 21600" draw:type="rectangle" draw:enhanced-path="M 0 0 L 21600 0 21600 21600 0 21600 0 0 Z N"/>
          </draw:custom-shape>
          <draw:line draw:style-name="gr15" draw:text-style-name="P9" draw:layer="layout" svg:x1="11.806cm" svg:y1="9.271cm" svg:x2="11.806cm" svg:y2="7.971cm">
            <text:p/>
          </draw:line>
          <draw:line draw:style-name="gr15" draw:text-style-name="P9" draw:layer="layout" svg:x1="10.35cm" svg:y1="3.521cm" svg:x2="10.35cm" svg:y2="9.322cm">
            <text:p/>
          </draw:line>
          <draw:custom-shape draw:style-name="gr13" draw:text-style-name="P11" draw:layer="layout" svg:width="3.2cm" svg:height="3.2cm" svg:x="11.1cm" svg:y="4.8cm">
            <text:p text:style-name="P1">WP</text:p>
            <draw:enhanced-geometry svg:viewBox="0 0 21600 21600" draw:type="rectangle" draw:enhanced-path="M 0 0 L 21600 0 21600 21600 0 21600 0 0 Z N"/>
          </draw:custom-shape>
          <draw:line draw:style-name="gr14" draw:text-style-name="P9" draw:layer="layout" svg:x1="13.606cm" svg:y1="13.871cm" svg:x2="13.6cm" svg:y2="8cm">
            <text:p/>
          </draw:line>
          <draw:line draw:style-name="gr15" draw:text-style-name="P9" draw:layer="layout" svg:x1="12.7cm" svg:y1="4.8cm" svg:x2="12.7cm" svg:y2="3.5cm">
            <text:p/>
          </draw:line>
          <draw:g>
            <draw:g>
              <draw:custom-shape draw:style-name="gr18" draw:text-style-name="P13" draw:layer="layout" svg:width="3.2cm" svg:height="3.2cm" svg:x="4.816cm" svg:y="4.721cm">
                <text:p text:style-name="P1">ST</text:p>
                <draw:enhanced-geometry svg:viewBox="0 0 21600 21600" draw:type="rectangle" draw:enhanced-path="M 0 0 L 21600 0 21600 21600 0 21600 0 0 Z N"/>
              </draw:custom-shape>
              <draw:line draw:style-name="gr19" draw:text-style-name="P9" draw:layer="layout" svg:x1="3.516cm" svg:y1="6.421cm" svg:x2="4.816cm" svg:y2="6.421cm">
                <text:p/>
              </draw:line>
              <draw:line draw:style-name="gr15" draw:text-style-name="P9" draw:layer="layout" svg:x1="6.416cm" svg:y1="4.721cm" svg:x2="6.416cm" svg:y2="3.421cm">
                <text:p/>
              </draw:line>
            </draw:g>
            <draw:frame draw:style-name="gr20" draw:text-style-name="P14" draw:layer="layout" svg:width="1.8cm" svg:height="0.725cm" svg:x="2.416cm" svg:y="5.721cm">
              <draw:text-box>
                <text:p><text:span text:style-name="T5">Sonne</text:span></text:p>
              </draw:text-box>
            </draw:frame>
          </draw:g>
        </draw:g>
        <draw:g>
          <draw:g>
            <draw:line draw:style-name="gr10" draw:text-style-name="P9" draw:layer="layout" svg:x1="21.354cm" svg:y1="3.679cm" svg:x2="35.021cm" svg:y2="3.679cm">
              <text:p/>
            </draw:line>
            <draw:frame draw:style-name="gr25" draw:text-style-name="P10" draw:layer="layout" svg:width="3.524cm" svg:height="0.84cm" svg:x="21.201cm" svg:y="2.821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21.201cm" svg:y1="14.06cm" svg:x2="35.031cm" svg:y2="14.06cm">
              <text:p/>
            </draw:line>
            <draw:frame draw:style-name="gr25" draw:text-style-name="P10" draw:layer="layout" svg:width="3.053cm" svg:height="0.84cm" svg:x="21.201cm" svg:y="14.06cm">
              <draw:text-box>
                <text:p><text:span text:style-name="T4">Elektrizität</text:span></text:p>
              </draw:text-box>
            </draw:frame>
          </draw:g>
          <draw:custom-shape draw:style-name="gr17" draw:text-style-name="P12" draw:layer="layout" svg:width="3.2cm" svg:height="3.2cm" svg:x="27.931cm" svg:y="9.521cm">
            <text:p text:style-name="P1">STES</text:p>
            <draw:enhanced-geometry svg:viewBox="0 0 21600 21600" draw:type="rectangle" draw:enhanced-path="M 0 0 L 21600 0 21600 21600 0 21600 0 0 Z N"/>
          </draw:custom-shape>
          <draw:line draw:style-name="gr15" draw:text-style-name="P9" draw:layer="layout" svg:x1="30.337cm" svg:y1="9.471cm" svg:x2="30.337cm" svg:y2="8.171cm">
            <text:p/>
          </draw:line>
          <draw:line draw:style-name="gr15" draw:text-style-name="P9" draw:layer="layout" svg:x1="28.881cm" svg:y1="3.721cm" svg:x2="28.881cm" svg:y2="9.522cm">
            <text:p/>
          </draw:line>
          <draw:custom-shape draw:style-name="gr13" draw:text-style-name="P11" draw:layer="layout" svg:width="3.2cm" svg:height="3.2cm" svg:x="29.631cm" svg:y="5cm">
            <text:p text:style-name="P1">WP</text:p>
            <draw:enhanced-geometry svg:viewBox="0 0 21600 21600" draw:type="rectangle" draw:enhanced-path="M 0 0 L 21600 0 21600 21600 0 21600 0 0 Z N"/>
          </draw:custom-shape>
          <draw:line draw:style-name="gr14" draw:text-style-name="P9" draw:layer="layout" svg:x1="32.137cm" svg:y1="14.071cm" svg:x2="32.131cm" svg:y2="8.2cm">
            <text:p/>
          </draw:line>
          <draw:line draw:style-name="gr15" draw:text-style-name="P9" draw:layer="layout" svg:x1="31.231cm" svg:y1="5cm" svg:x2="31.231cm" svg:y2="3.7cm">
            <text:p/>
          </draw:line>
          <draw:g>
            <draw:custom-shape draw:style-name="gr18" draw:text-style-name="P13" draw:layer="layout" svg:width="3.2cm" svg:height="3.2cm" svg:x="23.4cm" svg:y="9.5cm">
              <text:p text:style-name="P1">ST</text:p>
              <draw:enhanced-geometry svg:viewBox="0 0 21600 21600" draw:type="rectangle" draw:enhanced-path="M 0 0 L 21600 0 21600 21600 0 21600 0 0 Z N"/>
            </draw:custom-shape>
            <draw:line draw:style-name="gr19" draw:text-style-name="P9" draw:layer="layout" svg:x1="22.1cm" svg:y1="11.2cm" svg:x2="23.4cm" svg:y2="11.2cm">
              <text:p/>
            </draw:line>
            <draw:line draw:style-name="gr15" draw:text-style-name="P9" draw:layer="layout" svg:x1="26.631cm" svg:y1="11.209cm" svg:x2="27.931cm" svg:y2="11.209cm">
              <text:p/>
            </draw:line>
            <draw:frame draw:style-name="gr20" draw:text-style-name="P14" draw:layer="layout" svg:width="1.8cm" svg:height="0.725cm" svg:x="21cm" svg:y="10.5cm">
              <draw:text-box>
                <text:p><text:span text:style-name="T5">Sonne</text:span></text:p>
              </draw:text-box>
            </draw:frame>
          </draw:g>
        </draw:g>
      </draw:page>
      <draw:page draw:name="Solarthermie 1" draw:style-name="dp1" draw:master-page-name="Standard">
        <draw:g>
          <draw:g>
            <draw:line draw:style-name="gr10" draw:text-style-name="P9" draw:layer="layout" svg:x1="1.491cm" svg:y1="4.439cm" svg:x2="29.2cm" svg:y2="4.439cm">
              <text:p/>
            </draw:line>
            <draw:frame draw:style-name="gr11" draw:text-style-name="P10" draw:layer="layout" svg:width="4.395cm" svg:height="0.839cm" svg:x="1.3cm" svg:y="3.6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1.5cm" svg:y1="10.239cm" svg:x2="29.1cm" svg:y2="10.239cm">
              <text:p/>
            </draw:line>
            <draw:frame draw:style-name="gr11" draw:text-style-name="P10" draw:layer="layout" svg:width="6.091cm" svg:height="0.839cm" svg:x="1.5cm" svg:y="10.239cm">
              <draw:text-box>
                <text:p><text:span text:style-name="T4">Elektrizität</text:span></text:p>
              </draw:text-box>
            </draw:frame>
          </draw:g>
          <draw:g>
            <draw:custom-shape draw:style-name="gr17" draw:text-style-name="P12" draw:layer="layout" svg:width="3.2cm" svg:height="3.2cm" svg:x="8cm" svg:y="5.739cm">
              <text:p text:style-name="P1">S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8.9cm" svg:y1="5.739cm" svg:x2="8.9cm" svg:y2="4.439cm">
              <text:p/>
            </draw:line>
            <draw:line draw:style-name="gr15" draw:text-style-name="P9" draw:layer="layout" svg:x1="10.5cm" svg:y1="4.439cm" svg:x2="10.5cm" svg:y2="5.739cm">
              <text:p/>
            </draw:line>
          </draw:g>
          <draw:g>
            <draw:custom-shape draw:style-name="gr13" draw:text-style-name="P11" draw:layer="layout" svg:width="3.2cm" svg:height="3.2cm" svg:x="25.5cm" svg:y="5.739cm">
              <text:p text:style-name="P1">EHK</text:p>
              <draw:enhanced-geometry svg:viewBox="0 0 21600 21600" draw:type="rectangle" draw:enhanced-path="M 0 0 L 21600 0 21600 21600 0 21600 0 0 Z N"/>
            </draw:custom-shape>
            <draw:line draw:style-name="gr14" draw:text-style-name="P9" draw:layer="layout" svg:x1="27.1cm" svg:y1="10.239cm" svg:x2="27.1cm" svg:y2="8.939cm">
              <text:p/>
            </draw:line>
            <draw:line draw:style-name="gr15" draw:text-style-name="P9" draw:layer="layout" svg:x1="27.1cm" svg:y1="5.739cm" svg:x2="27.1cm" svg:y2="4.439cm">
              <text:p/>
            </draw:line>
          </draw:g>
          <draw:g>
            <draw:g>
              <draw:custom-shape draw:style-name="gr18" draw:text-style-name="P13" draw:layer="layout" svg:width="3.2cm" svg:height="3.2cm" svg:x="3.6cm" svg:y="5.739cm">
                <text:p text:style-name="P1">ST</text:p>
                <draw:enhanced-geometry svg:viewBox="0 0 21600 21600" draw:type="rectangle" draw:enhanced-path="M 0 0 L 21600 0 21600 21600 0 21600 0 0 Z N"/>
              </draw:custom-shape>
              <draw:line draw:style-name="gr19" draw:text-style-name="P9" draw:layer="layout" svg:x1="2.3cm" svg:y1="7.439cm" svg:x2="3.6cm" svg:y2="7.439cm">
                <text:p/>
              </draw:line>
              <draw:line draw:style-name="gr15" draw:text-style-name="P9" draw:layer="layout" svg:x1="5.2cm" svg:y1="5.739cm" svg:x2="5.2cm" svg:y2="4.439cm">
                <text:p/>
              </draw:line>
            </draw:g>
            <draw:frame draw:style-name="gr20" draw:text-style-name="P14" draw:layer="layout" svg:width="1.8cm" svg:height="0.725cm" svg:x="1.2cm" svg:y="6.739cm">
              <draw:text-box>
                <text:p><text:span text:style-name="T5">Sonne</text:span></text:p>
              </draw:text-box>
            </draw:frame>
          </draw:g>
          <draw:g>
            <draw:g>
              <draw:custom-shape draw:style-name="gr13" draw:text-style-name="P11" draw:layer="layout" svg:width="3.2cm" svg:height="3.2cm" svg:x="15.4cm" svg:y="5.739cm">
                <text:p text:style-name="P1">KWK</text:p>
                <draw:enhanced-geometry svg:viewBox="0 0 21600 21600" draw:type="rectangle" draw:enhanced-path="M 0 0 L 21600 0 21600 21600 0 21600 0 0 Z N"/>
              </draw:custom-shape>
              <draw:line draw:style-name="gr21" draw:text-style-name="P9" draw:layer="layout" svg:x1="14.1cm" svg:y1="7.439cm" svg:x2="15.4cm" svg:y2="7.439cm">
                <text:p/>
              </draw:line>
              <draw:line draw:style-name="gr15" draw:text-style-name="P9" draw:layer="layout" svg:x1="17cm" svg:y1="5.739cm" svg:x2="17cm" svg:y2="4.439cm">
                <text:p/>
              </draw:line>
              <draw:line draw:style-name="gr14" draw:text-style-name="P9" draw:layer="layout" svg:x1="17cm" svg:y1="8.939cm" svg:x2="17cm" svg:y2="10.239cm">
                <text:p/>
              </draw:line>
            </draw:g>
            <draw:frame draw:style-name="gr22" draw:text-style-name="P14" draw:layer="layout" svg:width="1.4cm" svg:height="0.8cm" svg:x="13.6cm" svg:y="6.639cm">
              <draw:text-box>
                <text:p><text:span text:style-name="T5">Gas</text:span></text:p>
              </draw:text-box>
            </draw:frame>
          </draw:g>
          <draw:g>
            <draw:g>
              <draw:custom-shape draw:style-name="gr23" draw:text-style-name="P15" draw:layer="layout" svg:width="3.2cm" svg:height="3.2cm" svg:x="20.7cm" svg:y="5.739cm">
                <text:p text:style-name="P1">SLK</text:p>
                <draw:enhanced-geometry svg:viewBox="0 0 21600 21600" draw:type="rectangle" draw:enhanced-path="M 0 0 L 21600 0 21600 21600 0 21600 0 0 Z N"/>
              </draw:custom-shape>
              <draw:line draw:style-name="gr15" draw:text-style-name="P9" draw:layer="layout" svg:x1="22.3cm" svg:y1="5.739cm" svg:x2="22.3cm" svg:y2="4.439cm">
                <text:p/>
              </draw:line>
              <draw:line draw:style-name="gr21" draw:text-style-name="P9" draw:layer="layout" svg:x1="19.3cm" svg:y1="7.339cm" svg:x2="20.6cm" svg:y2="7.339cm">
                <text:p/>
              </draw:line>
            </draw:g>
            <draw:frame draw:style-name="gr22" draw:text-style-name="P14" draw:layer="layout" svg:width="1.4cm" svg:height="0.8cm" svg:x="18.8cm" svg:y="6.539cm">
              <draw:text-box>
                <text:p><text:span text:style-name="T5">Gas</text:span></text:p>
              </draw:text-box>
            </draw:frame>
          </draw:g>
        </draw:g>
      </draw:page>
      <draw:page draw:name="Photovoltaik 1" draw:style-name="dp1" draw:master-page-name="Standard">
        <draw:g>
          <draw:g>
            <draw:g>
              <draw:line draw:style-name="gr14" draw:text-style-name="P9" draw:layer="layout" svg:x1="11.113cm" svg:y1="15.7cm" svg:x2="11.113cm" svg:y2="17cm">
                <text:p/>
              </draw:line>
              <draw:custom-shape draw:style-name="gr18" draw:text-style-name="P13" draw:layer="layout" svg:width="3.2cm" svg:height="3.2cm" svg:x="9.513cm" svg:y="12.5cm">
                <text:p text:style-name="P1">PV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9" draw:text-style-name="P9" draw:layer="layout" svg:x1="8.213cm" svg:y1="14.2cm" svg:x2="9.513cm" svg:y2="14.2cm">
                <text:p/>
              </draw:line>
            </draw:g>
            <draw:frame draw:style-name="gr20" draw:text-style-name="P14" draw:layer="layout" svg:width="1.8cm" svg:height="0.725cm" svg:x="7.213cm" svg:y="13.4cm">
              <draw:text-box>
                <text:p><text:span text:style-name="T5">Sonne</text:span></text:p>
              </draw:text-box>
            </draw:frame>
          </draw:g>
          <draw:g>
            <draw:g>
              <draw:custom-shape draw:style-name="gr13" draw:text-style-name="P11" draw:layer="layout" svg:width="3.2cm" svg:height="3.2cm" svg:x="13.513cm" svg:y="12.5cm">
                <text:p text:style-name="P1">W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9" draw:layer="layout" svg:x1="15.113cm" svg:y1="17cm" svg:x2="15.113cm" svg:y2="15.7cm">
                <text:p/>
              </draw:line>
              <draw:line draw:style-name="gr15" draw:text-style-name="P9" draw:layer="layout" svg:x1="15.113cm" svg:y1="12.5cm" svg:x2="15.113cm" svg:y2="11.2cm">
                <text:p/>
              </draw:line>
            </draw:g>
            <draw:line draw:style-name="gr16" draw:text-style-name="P9" draw:layer="layout" svg:x1="18.013cm" svg:y1="14.2cm" svg:x2="16.713cm" svg:y2="14.2cm">
              <text:p/>
            </draw:line>
          </draw:g>
          <draw:line draw:style-name="gr26" draw:text-style-name="P9" draw:layer="layout" svg:x1="17.6cm" svg:y1="11.9cm" svg:x2="17.613cm" svg:y2="18.1cm">
            <text:p/>
          </draw:line>
          <draw:g>
            <draw:line draw:style-name="gr10" draw:text-style-name="P9" draw:layer="layout" svg:x1="6.202cm" svg:y1="11.161cm" svg:x2="33.613cm" svg:y2="11.161cm">
              <text:p/>
            </draw:line>
            <draw:frame draw:style-name="gr11" draw:text-style-name="P10" draw:layer="layout" svg:width="4.347cm" svg:height="0.839cm" svg:x="6.013cm" svg:y="10.322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5.913cm" svg:y1="16.961cm" svg:x2="33.613cm" svg:y2="16.961cm">
              <text:p/>
            </draw:line>
            <draw:frame draw:style-name="gr25" draw:text-style-name="P10" draw:layer="layout" svg:width="6.114cm" svg:height="0.84cm" svg:x="5.913cm" svg:y="16.961cm">
              <draw:text-box>
                <text:p><text:span text:style-name="T4">Elektrizität</text:span></text:p>
              </draw:text-box>
            </draw:frame>
          </draw:g>
          <draw:g>
            <draw:custom-shape draw:style-name="gr17" draw:text-style-name="P12" draw:layer="layout" svg:width="3.2cm" svg:height="3.2cm" svg:x="18.913cm" svg:y="12.539cm">
              <text:p text:style-name="P1">ST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" draw:text-style-name="P9" draw:layer="layout" svg:x1="19.813cm" svg:y1="12.539cm" svg:x2="19.813cm" svg:y2="11.239cm">
              <text:p/>
            </draw:line>
            <draw:line draw:style-name="gr15" draw:text-style-name="P9" draw:layer="layout" svg:x1="21.413cm" svg:y1="11.239cm" svg:x2="21.413cm" svg:y2="12.539cm">
              <text:p/>
            </draw:line>
          </draw:g>
          <draw:line draw:style-name="gr26" draw:text-style-name="P9" draw:layer="layout" svg:x1="8.9cm" svg:y1="11.9cm" svg:x2="8.913cm" svg:y2="18.1cm">
            <text:p/>
          </draw:line>
          <draw:line draw:style-name="gr26" draw:text-style-name="P9" draw:layer="layout" svg:x1="8.913cm" svg:y1="11.9cm" svg:x2="17.613cm" svg:y2="11.9cm">
            <text:p/>
          </draw:line>
          <draw:line draw:style-name="gr26" draw:text-style-name="P9" draw:layer="layout" svg:x1="8.913cm" svg:y1="18.1cm" svg:x2="17.413cm" svg:y2="18.1cm">
            <text:p/>
          </draw:line>
          <draw:line draw:style-name="gr26" draw:text-style-name="P9" draw:layer="layout" svg:x1="28.4cm" svg:y1="9cm" svg:x2="28.4cm" svg:y2="18.9cm">
            <text:p/>
          </draw:line>
          <draw:frame draw:style-name="gr27" draw:text-style-name="P16" draw:layer="layout" svg:width="5.1cm" svg:height="1cm" svg:x="28.6cm" svg:y="13.7cm">
            <draw:text-box>
              <text:p>Referenzsystem</text:p>
            </draw:text-box>
          </draw:frame>
        </draw:g>
      </draw:page>
      <draw:page draw:name="Solarthermie 2" draw:style-name="dp1" draw:master-page-name="Standard">
        <draw:g>
          <draw:g>
            <draw:line draw:style-name="gr10" draw:text-style-name="P9" draw:layer="layout" svg:x1="7.345cm" svg:y1="8.039cm" svg:x2="35.054cm" svg:y2="8.039cm">
              <text:p/>
            </draw:line>
            <draw:frame draw:style-name="gr11" draw:text-style-name="P10" draw:layer="layout" svg:width="4.395cm" svg:height="0.839cm" svg:x="7.154cm" svg:y="7.2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7.354cm" svg:y1="13.839cm" svg:x2="34.954cm" svg:y2="13.839cm">
              <text:p/>
            </draw:line>
            <draw:frame draw:style-name="gr11" draw:text-style-name="P10" draw:layer="layout" svg:width="6.091cm" svg:height="0.839cm" svg:x="7.354cm" svg:y="13.839cm">
              <draw:text-box>
                <text:p><text:span text:style-name="T4">Elektrizität</text:span></text:p>
              </draw:text-box>
            </draw:frame>
          </draw:g>
          <draw:g>
            <draw:custom-shape draw:style-name="gr17" draw:text-style-name="P12" draw:layer="layout" svg:width="3.2cm" svg:height="3.2cm" svg:x="13.654cm" svg:y="9.339cm">
              <text:p text:style-name="P1">S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14.554cm" svg:y1="9.339cm" svg:x2="14.554cm" svg:y2="8.039cm">
              <text:p/>
            </draw:line>
            <draw:line draw:style-name="gr15" draw:text-style-name="P9" draw:layer="layout" svg:x1="16.154cm" svg:y1="8.039cm" svg:x2="16.154cm" svg:y2="9.339cm">
              <text:p/>
            </draw:line>
          </draw:g>
          <draw:g>
            <draw:g>
              <draw:custom-shape draw:style-name="gr13" draw:text-style-name="P11" draw:layer="layout" svg:width="3.2cm" svg:height="3.2cm" svg:x="20.278cm" svg:y="9.329cm">
                <text:p text:style-name="P1">WP</text:p>
                <draw:enhanced-geometry svg:viewBox="0 0 21600 21600" draw:type="rectangle" draw:enhanced-path="M 0 0 L 21600 0 21600 21600 0 21600 0 0 Z N"/>
              </draw:custom-shape>
              <draw:line draw:style-name="gr14" draw:text-style-name="P9" draw:layer="layout" svg:x1="21.878cm" svg:y1="13.829cm" svg:x2="21.878cm" svg:y2="12.529cm">
                <text:p/>
              </draw:line>
              <draw:line draw:style-name="gr15" draw:text-style-name="P9" draw:layer="layout" svg:x1="21.878cm" svg:y1="9.329cm" svg:x2="21.878cm" svg:y2="8.029cm">
                <text:p/>
              </draw:line>
            </draw:g>
            <draw:line draw:style-name="gr16" draw:text-style-name="P9" draw:layer="layout" svg:x1="24.778cm" svg:y1="11.029cm" svg:x2="23.478cm" svg:y2="11.029cm">
              <text:p/>
            </draw:line>
          </draw:g>
          <draw:line draw:style-name="gr26" draw:text-style-name="P9" draw:layer="layout" svg:x1="29.8cm" svg:y1="5.7cm" svg:x2="29.8cm" svg:y2="15.6cm">
            <text:p/>
          </draw:line>
          <draw:frame draw:style-name="gr27" draw:text-style-name="P16" draw:layer="layout" svg:width="5.1cm" svg:height="1cm" svg:x="30cm" svg:y="10.4cm">
            <draw:text-box>
              <text:p>Referenzsystem</text:p>
            </draw:text-box>
          </draw:frame>
          <draw:g>
            <draw:g>
              <draw:custom-shape draw:style-name="gr18" draw:text-style-name="P13" draw:layer="layout" svg:width="3.2cm" svg:height="3.2cm" svg:x="9.5cm" svg:y="9.3cm">
                <text:p text:style-name="P1">ST</text:p>
                <draw:enhanced-geometry svg:viewBox="0 0 21600 21600" draw:type="rectangle" draw:enhanced-path="M 0 0 L 21600 0 21600 21600 0 21600 0 0 Z N"/>
              </draw:custom-shape>
              <draw:line draw:style-name="gr19" draw:text-style-name="P9" draw:layer="layout" svg:x1="8.2cm" svg:y1="11cm" svg:x2="9.5cm" svg:y2="11cm">
                <text:p/>
              </draw:line>
              <draw:line draw:style-name="gr15" draw:text-style-name="P9" draw:layer="layout" svg:x1="11.1cm" svg:y1="9.3cm" svg:x2="11.1cm" svg:y2="8cm">
                <text:p/>
              </draw:line>
            </draw:g>
            <draw:frame draw:style-name="gr20" draw:text-style-name="P14" draw:layer="layout" svg:width="1.8cm" svg:height="0.725cm" svg:x="7.1cm" svg:y="10.3cm">
              <draw:text-box>
                <text:p><text:span text:style-name="T5">Sonne</text:span></text:p>
              </draw:text-box>
            </draw:frame>
          </draw:g>
          <draw:g>
            <draw:custom-shape draw:style-name="gr17" draw:text-style-name="P12" draw:layer="layout" svg:width="3.2cm" svg:height="3.2cm" svg:x="25.254cm" svg:y="9.339cm">
              <text:p text:style-name="P1">STTES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26.154cm" svg:y1="9.339cm" svg:x2="26.154cm" svg:y2="8.039cm">
              <text:p/>
            </draw:line>
            <draw:line draw:style-name="gr15" draw:text-style-name="P9" draw:layer="layout" svg:x1="27.754cm" svg:y1="8.039cm" svg:x2="27.754cm" svg:y2="9.339cm">
              <text:p/>
            </draw:line>
          </draw:g>
        </draw:g>
      </draw:page>
      <draw:page draw:name="Wärmepumpe" draw:style-name="dp1" draw:master-page-name="Standard">
        <draw:g>
          <draw:g>
            <draw:custom-shape draw:style-name="gr28" draw:text-style-name="P9" draw:layer="layout" svg:width="1.4cm" svg:height="1.4cm" svg:x="15.9cm" svg:y="2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9" draw:layer="layout" svg:x1="17.125cm" svg:y1="2.833cm" svg:x2="15.958cm" svg:y2="3.008cm">
              <text:p/>
            </draw:line>
            <draw:line draw:style-name="gr29" draw:text-style-name="P9" draw:layer="layout" svg:x1="17.125cm" svg:y1="3.767cm" svg:x2="15.958cm" svg:y2="3.592cm">
              <text:p/>
            </draw:line>
          </draw:g>
          <draw:g>
            <draw:custom-shape draw:style-name="gr28" draw:text-style-name="P9" draw:layer="layout" svg:width="1.4cm" svg:height="1.4cm" svg:x="8.7cm" svg:y="2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9" draw:layer="layout" svg:x1="9.925cm" svg:y1="2.833cm" svg:x2="8.758cm" svg:y2="3.008cm">
              <text:p/>
            </draw:line>
            <draw:line draw:style-name="gr29" draw:text-style-name="P9" draw:layer="layout" svg:x1="9.925cm" svg:y1="3.767cm" svg:x2="8.758cm" svg:y2="3.592cm">
              <text:p/>
            </draw:line>
          </draw:g>
          <draw:g>
            <draw:custom-shape draw:style-name="gr30" draw:text-style-name="P9" draw:layer="layout" svg:width="1.4cm" svg:height="1.4cm" svg:x="12.3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9" draw:layer="layout" svg:x1="12.6cm" svg:y1="1.5cm" svg:x2="12.6cm" svg:y2="3.6cm">
              <text:p/>
            </draw:line>
            <draw:line draw:style-name="gr31" draw:text-style-name="P9" draw:layer="layout" svg:x1="13.4cm" svg:y1="1.5cm" svg:x2="13.4cm" svg:y2="3.6cm">
              <text:p/>
            </draw:line>
            <draw:line draw:style-name="gr31" draw:text-style-name="P9" draw:layer="layout" svg:x1="12.6cm" svg:y1="3.6cm" svg:x2="13cm" svg:y2="3.2cm">
              <text:p/>
            </draw:line>
            <draw:line draw:style-name="gr31" draw:text-style-name="P9" draw:layer="layout" svg:x1="13.4cm" svg:y1="3.6cm" svg:x2="13cm" svg:y2="3.2cm">
              <text:p/>
            </draw:line>
          </draw:g>
          <draw:g>
            <draw:custom-shape draw:style-name="gr28" draw:text-style-name="P9" draw:layer="layout" svg:width="1.4cm" svg:height="1.4cm" svg:x="19.5cm" svg:y="2.6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9" draw:layer="layout" svg:x1="19.8cm" svg:y1="5.1cm" svg:x2="19.8cm" svg:y2="3cm">
              <text:p/>
            </draw:line>
            <draw:line draw:style-name="gr31" draw:text-style-name="P9" draw:layer="layout" svg:x1="20.6cm" svg:y1="5.1cm" svg:x2="20.6cm" svg:y2="3cm">
              <text:p/>
            </draw:line>
            <draw:line draw:style-name="gr31" draw:text-style-name="P9" draw:layer="layout" svg:x1="19.8cm" svg:y1="3cm" svg:x2="20.2cm" svg:y2="3.4cm">
              <text:p/>
            </draw:line>
            <draw:line draw:style-name="gr31" draw:text-style-name="P9" draw:layer="layout" svg:x1="20.6cm" svg:y1="3cm" svg:x2="20.2cm" svg:y2="3.4cm">
              <text:p/>
            </draw:line>
          </draw:g>
          <draw:g>
            <draw:g>
              <draw:g>
                <draw:custom-shape draw:style-name="gr32" draw:text-style-name="P17" draw:layer="layout" svg:width="1.4cm" svg:height="1.4cm" svg:x="5.3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3" draw:text-style-name="P9" draw:layer="layout" svg:width="0.4cm" svg:height="0.2cm" svg:x="5.8cm" svg:y="7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31" draw:text-style-name="P9" draw:layer="layout" svg:x1="4.2cm" svg:y1="7.2cm" svg:x2="6.3cm" svg:y2="7.2cm">
                <text:p/>
              </draw:line>
              <draw:line draw:style-name="gr31" draw:text-style-name="P9" draw:layer="layout" svg:x1="4.2cm" svg:y1="6.4cm" svg:x2="6.3cm" svg:y2="6.4cm">
                <text:p/>
              </draw:line>
              <draw:line draw:style-name="gr31" draw:text-style-name="P9" draw:layer="layout" svg:x1="6.3cm" svg:y1="7.2cm" svg:x2="5.9cm" svg:y2="6.8cm">
                <text:p/>
              </draw:line>
              <draw:line draw:style-name="gr31" draw:text-style-name="P9" draw:layer="layout" svg:x1="6.3cm" svg:y1="6.4cm" svg:x2="5.9cm" svg:y2="6.8cm">
                <text:p/>
              </draw:line>
            </draw:g>
          </draw:g>
          <draw:g>
            <draw:line draw:style-name="gr34" draw:text-style-name="P9" draw:layer="layout" svg:x1="5.8cm" svg:y1="10.1cm" svg:x2="6.2cm" svg:y2="10.1cm">
              <text:p/>
            </draw:line>
            <draw:line draw:style-name="gr34" draw:text-style-name="P9" draw:layer="layout" svg:x1="5.8cm" svg:y1="10.8cm" svg:x2="6.2cm" svg:y2="10.8cm">
              <text:p/>
            </draw:line>
            <draw:line draw:style-name="gr34" draw:text-style-name="P9" draw:layer="layout" svg:x1="5.8cm" svg:y1="10.1cm" svg:x2="6.2cm" svg:y2="10.8cm">
              <text:p/>
            </draw:line>
            <draw:line draw:style-name="gr34" draw:text-style-name="P9" draw:layer="layout" svg:x1="5.8cm" svg:y1="10.8cm" svg:x2="6.2cm" svg:y2="10.1cm">
              <text:p/>
            </draw:line>
          </draw:g>
          <draw:g>
            <draw:custom-shape draw:style-name="gr28" draw:text-style-name="P9" draw:layer="layout" svg:width="1.4cm" svg:height="1.4cm" svg:x="14.1cm" svg:y="10.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9" draw:layer="layout" svg:x1="14.4cm" svg:y1="13.4cm" svg:x2="14.4cm" svg:y2="11.3cm">
              <text:p/>
            </draw:line>
            <draw:line draw:style-name="gr31" draw:text-style-name="P9" draw:layer="layout" svg:x1="15.2cm" svg:y1="13.4cm" svg:x2="15.2cm" svg:y2="11.3cm">
              <text:p/>
            </draw:line>
            <draw:line draw:style-name="gr31" draw:text-style-name="P9" draw:layer="layout" svg:x1="14.4cm" svg:y1="11.3cm" svg:x2="14.8cm" svg:y2="11.7cm">
              <text:p/>
            </draw:line>
            <draw:line draw:style-name="gr31" draw:text-style-name="P9" draw:layer="layout" svg:x1="15.2cm" svg:y1="11.3cm" svg:x2="14.8cm" svg:y2="11.7cm">
              <text:p/>
            </draw:line>
            <draw:line draw:style-name="gr34" draw:text-style-name="P9" draw:layer="layout" svg:x1="14.4cm" svg:y1="13.3cm" svg:x2="14.4cm" svg:y2="15.1cm">
              <text:p/>
            </draw:line>
          </draw:g>
          <draw:line draw:style-name="gr34" draw:text-style-name="P9" draw:layer="layout" svg:x1="8.7cm" svg:y1="3.3cm" svg:x2="6cm" svg:y2="3.3cm">
            <text:p/>
          </draw:line>
          <draw:line draw:style-name="gr34" draw:text-style-name="P9" draw:layer="layout" svg:x1="6cm" svg:y1="3.3cm" svg:x2="6cm" svg:y2="6.1cm">
            <text:p/>
          </draw:line>
          <draw:line draw:style-name="gr34" draw:text-style-name="P9" draw:layer="layout" svg:x1="6cm" svg:y1="7.7cm" svg:x2="6cm" svg:y2="8.2cm">
            <text:p/>
          </draw:line>
          <draw:line draw:style-name="gr34" draw:text-style-name="P9" draw:layer="layout" svg:x1="6cm" svg:y1="8.2cm" svg:x2="19.8cm" svg:y2="8.2cm">
            <text:p/>
          </draw:line>
          <draw:line draw:style-name="gr34" draw:text-style-name="P9" draw:layer="layout" svg:x1="19.8cm" svg:y1="5.1cm" svg:x2="19.8cm" svg:y2="8.2cm">
            <text:p/>
          </draw:line>
          <draw:line draw:style-name="gr34" draw:text-style-name="P9" draw:layer="layout" svg:x1="20.6cm" svg:y1="5.1cm" svg:x2="20.6cm" svg:y2="8.9cm">
            <text:p/>
          </draw:line>
          <draw:line draw:style-name="gr34" draw:text-style-name="P9" draw:layer="layout" svg:x1="20.6cm" svg:y1="8.9cm" svg:x2="6cm" svg:y2="8.9cm">
            <text:p/>
          </draw:line>
          <draw:line draw:style-name="gr34" draw:text-style-name="P9" draw:layer="layout" svg:x1="6cm" svg:y1="8.9cm" svg:x2="6cm" svg:y2="10.1cm">
            <text:p/>
          </draw:line>
          <draw:line draw:style-name="gr34" draw:text-style-name="P9" draw:layer="layout" svg:x1="14.1cm" svg:y1="11.6cm" svg:x2="6cm" svg:y2="11.6cm">
            <text:p/>
          </draw:line>
          <draw:line draw:style-name="gr34" draw:text-style-name="P9" draw:layer="layout" svg:x1="6cm" svg:y1="10.8cm" svg:x2="6cm" svg:y2="11.6cm">
            <text:p/>
          </draw:line>
          <draw:line draw:style-name="gr34" draw:text-style-name="P9" draw:layer="layout" svg:x1="15.5cm" svg:y1="11.6cm" svg:x2="22.4cm" svg:y2="11.6cm">
            <text:p/>
          </draw:line>
          <draw:line draw:style-name="gr34" draw:text-style-name="P9" draw:layer="layout" svg:x1="22.4cm" svg:y1="11.6cm" svg:x2="22.4cm" svg:y2="3.3cm">
            <text:p/>
          </draw:line>
          <draw:line draw:style-name="gr34" draw:text-style-name="P9" draw:layer="layout" svg:x1="20.9cm" svg:y1="3.3cm" svg:x2="22.4cm" svg:y2="3.3cm">
            <text:p/>
          </draw:line>
          <draw:line draw:style-name="gr34" draw:text-style-name="P9" draw:layer="layout" svg:x1="19.5cm" svg:y1="3.3cm" svg:x2="17.3cm" svg:y2="3.3cm">
            <text:p/>
          </draw:line>
          <draw:line draw:style-name="gr34" draw:text-style-name="P9" draw:layer="layout" svg:x1="15.9cm" svg:y1="3.3cm" svg:x2="13.7cm" svg:y2="3.3cm">
            <text:p/>
          </draw:line>
          <draw:line draw:style-name="gr34" draw:text-style-name="P9" draw:layer="layout" svg:x1="12.3cm" svg:y1="3.3cm" svg:x2="10.1cm" svg:y2="3.3cm">
            <text:p/>
          </draw:line>
          <draw:g>
            <draw:custom-shape draw:style-name="gr35" draw:text-style-name="P9" draw:layer="layout" svg:width="0.799cm" svg:height="0.799cm" draw:transform="rotate (1.5709708597201) translate (14.766cm 14.199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9" draw:layer="layout" svg:x1="15.47cm" svg:y1="14.099cm" svg:x2="15.37cm" svg:y2="13.433cm">
              <text:p/>
            </draw:line>
            <draw:line draw:style-name="gr29" draw:text-style-name="P9" draw:layer="layout" svg:x1="14.936cm" svg:y1="14.099cm" svg:x2="15.036cm" svg:y2="13.433cm">
              <text:p/>
            </draw:line>
          </draw:g>
          <draw:line draw:style-name="gr34" draw:text-style-name="P9" draw:layer="layout" svg:x1="15.2cm" svg:y1="14.2cm" svg:x2="15.2cm" svg:y2="15.1cm">
            <text:p/>
          </draw:line>
          <draw:g>
            <draw:custom-shape draw:style-name="gr35" draw:text-style-name="P18" draw:layer="layout" svg:width="0.799cm" svg:height="0.799cm" draw:transform="rotate (1.5709708597201) translate (12.201cm 1.46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8" draw:layer="layout" svg:x1="12.333cm" svg:y1="0.801cm" svg:x2="12.433cm" svg:y2="1.467cm">
              <text:p/>
            </draw:line>
            <draw:line draw:style-name="gr29" draw:text-style-name="P18" draw:layer="layout" svg:x1="12.866cm" svg:y1="0.801cm" svg:x2="12.766cm" svg:y2="1.467cm">
              <text:p/>
            </draw:line>
          </draw:g>
          <draw:line draw:style-name="gr34" draw:text-style-name="P9" draw:layer="layout" svg:x1="12.6cm" svg:y1="0.7cm" svg:x2="12.6cm" svg:y2="0.4cm">
            <text:p/>
          </draw:line>
          <draw:line draw:style-name="gr34" draw:text-style-name="P9" draw:layer="layout" svg:x1="13.4cm" svg:y1="1.5cm" svg:x2="13.4cm" svg:y2="0.4cm">
            <text:p/>
          </draw:line>
          <draw:g>
            <draw:custom-shape draw:style-name="gr35" draw:text-style-name="P18" draw:layer="layout" svg:width="0.799cm" svg:height="0.799cm" draw:transform="rotate (-3.14159265358979) translate (4.166cm 7.566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8" draw:layer="layout" svg:x1="3.5cm" svg:y1="6.932cm" svg:x2="4.166cm" svg:y2="7.032cm">
              <text:p/>
            </draw:line>
            <draw:line draw:style-name="gr29" draw:text-style-name="P18" draw:layer="layout" svg:x1="3.5cm" svg:y1="7.465cm" svg:x2="4.166cm" svg:y2="7.365cm">
              <text:p/>
            </draw:line>
          </draw:g>
          <draw:line draw:style-name="gr34" draw:text-style-name="P9" draw:layer="layout" svg:x1="3.4cm" svg:y1="7.2cm" svg:x2="2.6cm" svg:y2="7.2cm">
            <text:p/>
          </draw:line>
          <draw:line draw:style-name="gr34" draw:text-style-name="P9" draw:layer="layout" svg:x1="4.2cm" svg:y1="6.4cm" svg:x2="2.6cm" svg:y2="6.4cm">
            <text:p/>
          </draw:line>
          <draw:frame draw:style-name="gr11" draw:text-style-name="P10" draw:layer="layout" svg:width="3.3cm" svg:height="0.839cm" svg:x="0.3cm" svg:y="7.161cm">
            <draw:text-box>
              <text:p><text:span text:style-name="T4">Fernwärme</text:span></text:p>
            </draw:text-box>
          </draw:frame>
          <draw:frame draw:style-name="gr36" draw:text-style-name="P10" draw:layer="layout" svg:width="4.3cm" svg:height="0.9cm" svg:x="7.7cm" svg:y="0.2cm">
            <draw:text-box>
              <text:p><text:span text:style-name="T4">Umgebungsluft</text:span></text:p>
            </draw:text-box>
          </draw:frame>
          <draw:frame draw:style-name="gr36" draw:text-style-name="P10" draw:layer="layout" svg:width="4.3cm" svg:height="0.9cm" svg:x="15.3cm" svg:y="14.3cm">
            <draw:text-box>
              <text:p><text:span text:style-name="T4">Umgebungsluft</text:span></text:p>
            </draw:text-box>
          </draw:frame>
        </draw:g>
      </draw:page>
      <draw:page draw:name="GuD - Anlage" draw:style-name="dp1" draw:master-page-name="Standard">
        <draw:g>
          <draw:g>
            <draw:g>
              <draw:g>
                <draw:custom-shape draw:style-name="gr37" draw:text-style-name="P17" draw:layer="layout" svg:width="1.481cm" svg:height="1.481cm" svg:x="23.748cm" svg:y="8.463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custom-shape draw:style-name="gr33" draw:text-style-name="P9" draw:layer="layout" svg:width="0.423cm" svg:height="0.212cm" svg:x="24.277cm" svg:y="9.944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g>
              <draw:line draw:style-name="gr31" draw:text-style-name="P9" draw:layer="layout" svg:x1="26.425cm" svg:y1="9.627cm" svg:x2="24.204cm" svg:y2="9.627cm">
                <text:p/>
              </draw:line>
              <draw:line draw:style-name="gr31" draw:text-style-name="P9" draw:layer="layout" svg:x1="26.425cm" svg:y1="8.781cm" svg:x2="24.204cm" svg:y2="8.781cm">
                <text:p/>
              </draw:line>
              <draw:line draw:style-name="gr31" draw:text-style-name="P9" draw:layer="layout" svg:x1="24.204cm" svg:y1="9.627cm" svg:x2="24.627cm" svg:y2="9.204cm">
                <text:p/>
              </draw:line>
              <draw:line draw:style-name="gr31" draw:text-style-name="P9" draw:layer="layout" svg:x1="24.204cm" svg:y1="8.781cm" svg:x2="24.627cm" svg:y2="9.204cm">
                <text:p/>
              </draw:line>
            </draw:g>
          </draw:g>
          <draw:g>
            <draw:custom-shape draw:style-name="gr38" draw:text-style-name="P18" draw:layer="layout" svg:width="1.481cm" svg:height="1.481cm" draw:transform="rotate (1.5707963267949) translate (0.3cm 7.4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9" draw:text-style-name="P18" draw:layer="layout" svg:x1="0.546cm" svg:y1="7.222cm" svg:x2="0.731cm" svg:y2="5.988cm">
              <text:p/>
            </draw:line>
            <draw:line draw:style-name="gr39" draw:text-style-name="P18" draw:layer="layout" svg:x1="1.534cm" svg:y1="7.222cm" svg:x2="1.349cm" svg:y2="5.988cm">
              <text:p/>
            </draw:line>
          </draw:g>
          <draw:custom-shape draw:style-name="gr40" draw:text-style-name="P9" draw:layer="layout" svg:width="1.481cm" svg:height="1.481cm" svg:x="25.896cm" svg:y="4.55cm">
            <text:p text:style-name="P1">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7" draw:layer="layout" svg:width="1.481cm" svg:height="1.481cm" svg:x="3.546cm" svg:y="2.5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" draw:text-style-name="P18" draw:layer="layout" svg:width="1.481cm" svg:height="1.481cm" draw:transform="rotate (1.5707963267949) translate (3.579cm 4.0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3.79cm" svg:y1="2.752cm" svg:x2="4.848cm" svg:y2="3.81cm">
            <text:p/>
          </draw:line>
          <draw:line draw:style-name="gr34" draw:text-style-name="P9" draw:layer="layout" svg:x1="4.848cm" svg:y1="2.752cm" svg:x2="3.79cm" svg:y2="3.81cm">
            <text:p/>
          </draw:line>
          <draw:line draw:style-name="gr34" draw:text-style-name="P9" draw:layer="layout" svg:x1="4.213cm" svg:y1="2.54cm" svg:x2="4.213cm" svg:y2="1.8cm">
            <text:p/>
          </draw:line>
          <draw:line draw:style-name="gr41" draw:text-style-name="P9" draw:layer="layout" svg:x1="4.425cm" svg:y1="2.54cm" svg:x2="4.425cm" svg:y2="1.8cm">
            <text:p/>
          </draw:line>
          <draw:custom-shape draw:style-name="gr42" draw:text-style-name="P9" draw:layer="layout" svg:width="2.539cm" svg:height="1.692cm" draw:transform="rotate (-1.5706217938697) translate (8.444cm 5.39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1" draw:text-style-name="P9" draw:layer="layout" svg:x1="0.935cm" svg:y1="10.05cm" svg:x2="0.935cm" svg:y2="7.406cm">
            <text:p/>
          </draw:line>
          <draw:line draw:style-name="gr43" draw:text-style-name="P9" draw:layer="layout" svg:x1="1.146cm" svg:y1="10.05cm" svg:x2="1.146cm" svg:y2="7.406cm">
            <text:p/>
          </draw:line>
          <draw:line draw:style-name="gr41" draw:text-style-name="P9" draw:layer="layout" svg:x1="0.935cm" svg:y1="5.925cm" svg:x2="0.935cm" svg:y2="3.175cm">
            <text:p/>
          </draw:line>
          <draw:line draw:style-name="gr43" draw:text-style-name="P9" draw:layer="layout" svg:x1="1.146cm" svg:y1="5.925cm" svg:x2="1.146cm" svg:y2="3.387cm">
            <text:p/>
          </draw:line>
          <draw:line draw:style-name="gr41" draw:text-style-name="P9" draw:layer="layout" svg:x1="0.935cm" svg:y1="3.175cm" svg:x2="3.579cm" svg:y2="3.175cm">
            <text:p/>
          </draw:line>
          <draw:line draw:style-name="gr43" draw:text-style-name="P9" draw:layer="layout" svg:x1="1.146cm" svg:y1="3.387cm" svg:x2="3.579cm" svg:y2="3.387cm">
            <text:p/>
          </draw:line>
          <draw:line draw:style-name="gr34" draw:text-style-name="P9" draw:layer="layout" svg:x1="5.06cm" svg:y1="3.387cm" svg:x2="6.752cm" svg:y2="3.387cm">
            <text:p/>
          </draw:line>
          <draw:line draw:style-name="gr41" draw:text-style-name="P9" draw:layer="layout" svg:x1="5.06cm" svg:y1="3.281cm" svg:x2="6.858cm" svg:y2="3.281cm">
            <text:p/>
          </draw:line>
          <draw:line draw:style-name="gr34" draw:text-style-name="P9" draw:layer="layout" svg:x1="5.06cm" svg:y1="3.175cm" svg:x2="6.964cm" svg:y2="3.175cm">
            <text:p/>
          </draw:line>
          <draw:line draw:style-name="gr34" draw:text-style-name="P9" draw:layer="layout" svg:x1="6.963cm" svg:y1="5.925cm" svg:x2="6.963cm" svg:y2="3.175cm">
            <text:p/>
          </draw:line>
          <draw:line draw:style-name="gr41" draw:text-style-name="P9" draw:layer="layout" svg:x1="6.858cm" svg:y1="5.925cm" svg:x2="6.858cm" svg:y2="3.281cm">
            <text:p/>
          </draw:line>
          <draw:line draw:style-name="gr34" draw:text-style-name="P9" draw:layer="layout" svg:x1="6.752cm" svg:y1="6.031cm" svg:x2="6.752cm" svg:y2="3.387cm">
            <text:p/>
          </draw:line>
          <draw:line draw:style-name="gr39" draw:text-style-name="P9" draw:layer="layout" svg:x1="6.858cm" svg:y1="5.925cm" svg:x2="6.858cm" svg:y2="5.819cm">
            <text:p/>
          </draw:line>
          <draw:line draw:style-name="gr34" draw:text-style-name="P9" draw:layer="layout" svg:x1="1.781cm" svg:y1="6.665cm" svg:x2="6.752cm" svg:y2="6.665cm">
            <text:p/>
          </draw:line>
          <draw:line draw:style-name="gr34" draw:text-style-name="P9" draw:layer="layout" svg:x1="24.521cm" svg:y1="5.29cm" svg:x2="25.896cm" svg:y2="5.29cm">
            <text:p/>
          </draw:line>
          <draw:line draw:style-name="gr34" draw:text-style-name="P9" draw:layer="layout" svg:x1="8.444cm" svg:y1="5.502cm" svg:x2="8.444cm" svg:y2="3.387cm">
            <text:p/>
          </draw:line>
          <draw:line draw:style-name="gr41" draw:text-style-name="P9" draw:layer="layout" svg:x1="8.338cm" svg:y1="5.396cm" svg:x2="8.338cm" svg:y2="3.281cm">
            <text:p/>
          </draw:line>
          <draw:line draw:style-name="gr34" draw:text-style-name="P9" draw:layer="layout" svg:x1="8.233cm" svg:y1="5.502cm" svg:x2="8.233cm" svg:y2="3.175cm">
            <text:p/>
          </draw:line>
          <draw:polygon draw:style-name="gr39" draw:text-style-name="P9" draw:layer="layout" svg:width="0cm" svg:height="0cm" svg:x="8.338cm" svg:y="5.396cm" svg:viewBox="0 0 0 0" draw:points="0,0">
            <text:p/>
          </draw:polygon>
          <draw:line draw:style-name="gr34" draw:text-style-name="P9" draw:layer="layout" svg:x1="12.886cm" svg:y1="3.387cm" svg:x2="8.444cm" svg:y2="3.387cm">
            <text:p/>
          </draw:line>
          <draw:line draw:style-name="gr41" draw:text-style-name="P9" draw:layer="layout" svg:x1="12.992cm" svg:y1="3.281cm" svg:x2="8.338cm" svg:y2="3.281cm">
            <text:p/>
          </draw:line>
          <draw:line draw:style-name="gr34" draw:text-style-name="P9" draw:layer="layout" svg:x1="13.098cm" svg:y1="3.175cm" svg:x2="8.233cm" svg:y2="3.175cm">
            <text:p/>
          </draw:line>
          <draw:custom-shape draw:style-name="gr44" draw:text-style-name="P9" draw:layer="layout" svg:width="2.01cm" svg:height="4.548cm" svg:x="12.463cm" svg:y="4.127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9" draw:layer="layout" svg:x1="12.887cm" svg:y1="4.127cm" svg:x2="12.887cm" svg:y2="3.387cm">
            <text:p/>
          </draw:line>
          <draw:line draw:style-name="gr41" draw:text-style-name="P9" draw:layer="layout" svg:x1="12.992cm" svg:y1="4.127cm" svg:x2="12.992cm" svg:y2="3.281cm">
            <text:p/>
          </draw:line>
          <draw:line draw:style-name="gr34" draw:text-style-name="P9" draw:layer="layout" svg:x1="13.098cm" svg:y1="4.127cm" svg:x2="13.098cm" svg:y2="3.175cm">
            <text:p/>
          </draw:line>
          <draw:line draw:style-name="gr34" draw:text-style-name="P9" draw:layer="layout" svg:x1="12.887cm" svg:y1="12.201cm" svg:x2="12.887cm" svg:y2="8.675cm">
            <text:p/>
          </draw:line>
          <draw:line draw:style-name="gr41" draw:text-style-name="P9" draw:layer="layout" svg:x1="12.992cm" svg:y1="12.201cm" svg:x2="12.992cm" svg:y2="8.675cm">
            <text:p/>
          </draw:line>
          <draw:line draw:style-name="gr34" draw:text-style-name="P9" draw:layer="layout" svg:x1="13.098cm" svg:y1="12.201cm" svg:x2="13.098cm" svg:y2="8.675cm">
            <text:p/>
          </draw:line>
          <draw:line draw:style-name="gr34" draw:text-style-name="P9" draw:layer="layout" svg:x1="14.05cm" svg:y1="12.165cm" svg:x2="14.05cm" svg:y2="8.675cm">
            <text:p/>
          </draw:line>
          <draw:line draw:style-name="gr34" draw:text-style-name="P9" draw:layer="layout" svg:x1="14.05cm" svg:y1="4.127cm" svg:x2="14.05cm" svg:y2="3.175cm">
            <text:p/>
          </draw:line>
          <draw:line draw:style-name="gr34" draw:text-style-name="P9" draw:layer="layout" svg:x1="17.858cm" svg:y1="3.175cm" svg:x2="14.05cm" svg:y2="3.175cm">
            <text:p/>
          </draw:line>
          <draw:custom-shape draw:style-name="gr45" draw:text-style-name="P9" draw:layer="layout" svg:width="2.327cm" svg:height="1.48cm" draw:transform="rotate (-1.5706217938697) translate (19.338cm 4.1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4" draw:text-style-name="P9" draw:layer="layout" svg:x1="17.858cm" svg:y1="4.762cm" svg:x2="17.858cm" svg:y2="3.175cm">
            <text:p/>
          </draw:line>
          <draw:line draw:style-name="gr34" draw:text-style-name="P9" draw:layer="layout" svg:x1="19.338cm" svg:y1="4.127cm" svg:x2="19.338cm" svg:y2="3.175cm">
            <text:p/>
          </draw:line>
          <draw:line draw:style-name="gr34" draw:text-style-name="P9" draw:layer="layout" svg:x1="19.338cm" svg:y1="6.877cm" svg:x2="19.338cm" svg:y2="6.454cm">
            <text:p/>
          </draw:line>
          <draw:line draw:style-name="gr34" draw:text-style-name="P9" draw:layer="layout" svg:x1="19.338cm" svg:y1="8.04cm" svg:x2="19.338cm" svg:y2="7.617cm">
            <text:p/>
          </draw:line>
          <draw:g>
            <draw:custom-shape draw:style-name="gr38" draw:text-style-name="P18" draw:layer="layout" svg:width="1.481cm" svg:height="1.481cm" draw:transform="rotate (1.5707963267949) translate (18.598cm 9.5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8" draw:layer="layout" svg:width="0.846cm" svg:height="0.847cm" draw:transform="rotate (1.5707963267949) translate (18.915cm 9.2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9" draw:layer="layout" svg:x1="19.637cm" svg:y1="9.08cm" svg:x2="19.039cm" svg:y2="8.482cm">
              <text:p/>
            </draw:line>
          </draw:g>
          <draw:line draw:style-name="gr34" draw:text-style-name="P9" draw:layer="layout" svg:x1="19.338cm" svg:y1="10.05cm" svg:x2="19.338cm" svg:y2="9.521cm">
            <text:p/>
          </draw:line>
          <draw:line draw:style-name="gr34" draw:text-style-name="P9" draw:layer="layout" svg:x1="21.348cm" svg:y1="10.05cm" svg:x2="19.338cm" svg:y2="10.05cm">
            <text:p/>
          </draw:line>
          <draw:g>
            <draw:line draw:style-name="gr34" draw:text-style-name="P9" draw:layer="layout" svg:x1="21.348cm" svg:y1="10.261cm" svg:x2="21.348cm" svg:y2="9.838cm">
              <text:p/>
            </draw:line>
            <draw:line draw:style-name="gr34" draw:text-style-name="P9" draw:layer="layout" svg:x1="22.088cm" svg:y1="10.261cm" svg:x2="22.088cm" svg:y2="9.838cm">
              <text:p/>
            </draw:line>
            <draw:line draw:style-name="gr34" draw:text-style-name="P9" draw:layer="layout" svg:x1="21.348cm" svg:y1="10.261cm" svg:x2="22.088cm" svg:y2="9.838cm">
              <text:p/>
            </draw:line>
            <draw:line draw:style-name="gr34" draw:text-style-name="P9" draw:layer="layout" svg:x1="22.088cm" svg:y1="10.261cm" svg:x2="21.348cm" svg:y2="9.838cm">
              <text:p/>
            </draw:line>
          </draw:g>
          <draw:g>
            <draw:g>
              <draw:line draw:style-name="gr34" draw:text-style-name="P9" draw:layer="layout" svg:x1="19.55cm" svg:y1="6.877cm" svg:x2="19.127cm" svg:y2="6.877cm">
                <text:p/>
              </draw:line>
              <draw:line draw:style-name="gr34" draw:text-style-name="P9" draw:layer="layout" svg:x1="19.55cm" svg:y1="7.617cm" svg:x2="19.127cm" svg:y2="7.617cm">
                <text:p/>
              </draw:line>
              <draw:line draw:style-name="gr34" draw:text-style-name="P9" draw:layer="layout" svg:x1="19.55cm" svg:y1="6.877cm" svg:x2="19.127cm" svg:y2="7.617cm">
                <text:p/>
              </draw:line>
              <draw:line draw:style-name="gr34" draw:text-style-name="P9" draw:layer="layout" svg:x1="19.55cm" svg:y1="7.617cm" svg:x2="19.127cm" svg:y2="6.877cm">
                <text:p/>
              </draw:line>
            </draw:g>
            <draw:line draw:style-name="gr34" draw:text-style-name="P9" draw:layer="layout" svg:x1="19.127cm" svg:y1="7.247cm" svg:x2="19.339cm" svg:y2="7.247cm">
              <text:p/>
            </draw:line>
            <draw:line draw:style-name="gr34" draw:text-style-name="P9" draw:layer="layout" svg:x1="19.127cm" svg:y1="7.155cm" svg:x2="19.127cm" svg:y2="7.34cm">
              <text:p/>
            </draw:line>
          </draw:g>
          <draw:custom-shape draw:style-name="gr47" draw:text-style-name="P9" draw:layer="layout" svg:width="3.596cm" svg:height="1.481cm" draw:transform="rotate (-1.5706217938697) translate (24.521cm 3.49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4" draw:text-style-name="P9" draw:layer="layout" svg:x1="23.04cm" svg:y1="3.175cm" svg:x2="19.338cm" svg:y2="3.175cm">
            <text:p/>
          </draw:line>
          <draw:line draw:style-name="gr34" draw:text-style-name="P9" draw:layer="layout" svg:x1="23.04cm" svg:y1="4.444cm" svg:x2="23.04cm" svg:y2="3.175cm">
            <text:p/>
          </draw:line>
          <draw:line draw:style-name="gr34" draw:text-style-name="P9" draw:layer="layout" svg:x1="23.04cm" svg:y1="5.29cm" svg:x2="19.338cm" svg:y2="5.29cm">
            <text:p/>
          </draw:line>
          <draw:line draw:style-name="gr34" draw:text-style-name="P9" draw:layer="layout" svg:x1="24.521cm" svg:y1="8.463cm" svg:x2="24.521cm" svg:y2="7.088cm">
            <text:p/>
          </draw:line>
          <draw:line draw:style-name="gr34" draw:text-style-name="P9" draw:layer="layout" svg:x1="24.309cm" svg:y1="10.05cm" svg:x2="22.088cm" svg:y2="10.05cm">
            <text:p/>
          </draw:line>
          <draw:line draw:style-name="gr34" draw:text-style-name="P9" draw:layer="layout" svg:x1="24.521cm" svg:y1="12.166cm" svg:x2="24.521cm" svg:y2="10.156cm">
            <text:p/>
          </draw:line>
          <draw:line draw:style-name="gr34" draw:text-style-name="P9" draw:layer="layout" svg:x1="24.521cm" svg:y1="12.165cm" svg:x2="19.973cm" svg:y2="12.165cm">
            <text:p/>
          </draw:line>
          <draw:custom-shape draw:style-name="gr48" draw:text-style-name="P18" draw:layer="layout" svg:width="1.269cm" svg:height="1.269cm" draw:transform="rotate (-3.14159265358979) translate (19.973cm 1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18" draw:layer="layout" svg:x1="19.428cm" svg:y1="12.798cm" svg:x2="18.703cm" svg:y2="12.163cm">
            <text:p/>
          </draw:line>
          <draw:line draw:style-name="gr34" draw:text-style-name="P18" draw:layer="layout" svg:x1="19.428cm" svg:y1="11.529cm" svg:x2="18.703cm" svg:y2="12.164cm">
            <text:p/>
          </draw:line>
          <draw:line draw:style-name="gr34" draw:text-style-name="P9" draw:layer="layout" svg:x1="18.704cm" svg:y1="12.165cm" svg:x2="14.05cm" svg:y2="12.165cm">
            <text:p/>
          </draw:line>
          <draw:line draw:style-name="gr34" draw:text-style-name="P9" draw:layer="layout" svg:x1="21.454cm" svg:y1="8.781cm" svg:x2="20.079cm" svg:y2="8.781cm">
            <text:p/>
          </draw:line>
          <draw:line draw:style-name="gr34" draw:text-style-name="P9" draw:layer="layout" svg:x1="18.598cm" svg:y1="8.781cm" svg:x2="17.223cm" svg:y2="8.781cm">
            <text:p/>
          </draw:line>
          <draw:custom-shape draw:style-name="gr40" draw:text-style-name="P9" draw:layer="layout" svg:width="1.481cm" svg:height="1.481cm" svg:x="9.852cm" svg:y="5.919cm">
            <text:p text:style-name="P1">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8.477cm" svg:y1="6.659cm" svg:x2="9.852cm" svg:y2="6.659cm">
            <text:p/>
          </draw:line>
        </draw:g>
      </draw:page>
      <draw:page draw:name="Solph Referenzsystem" draw:style-name="dp1" draw:master-page-name="Standard">
        <draw:g>
          <draw:custom-shape draw:style-name="gr3" draw:text-style-name="P4" draw:layer="layout" svg:width="4.8cm" svg:height="1.22cm" svg:x="18.2cm" svg:y="15.3cm">
            <text:p text:style-name="P1"><text:span text:style-name="T1">Gas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7" draw:text-style-name="P7" draw:layer="layout" svg:width="4.8cm" svg:height="1.22cm" svg:x="18.2cm" svg:y="18cm">
            <text:p text:style-name="P1"><text:span text:style-name="T3">g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8cm" svg:height="1.22cm" svg:x="26cm" svg:y="20.7cm">
            <text:p text:style-name="P1"><text:span text:style-name="T1">SL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8cm" svg:height="1.22cm" svg:x="18.2cm" svg:y="20.7cm">
            <text:p text:style-name="P1"><text:span text:style-name="T1">Gu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8cm" svg:height="1.22cm" svg:x="9.9cm" svg:y="20.7cm">
            <text:p text:style-name="P1"><text:span text:style-name="T3">e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4.8cm" svg:height="1.22cm" svg:x="9.9cm" svg:y="15.3cm">
            <text:p text:style-name="P1"><text:span text:style-name="T1">Strom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line draw:style-name="gr21" draw:text-style-name="P9" draw:layer="layout" svg:x1="9.9cm" svg:y1="21.3cm" svg:x2="6.9cm" svg:y2="21.3cm">
            <text:p/>
          </draw:line>
          <draw:line draw:style-name="gr21" draw:text-style-name="P9" draw:layer="layout" svg:x1="12.3cm" svg:y1="16.5cm" svg:x2="12.3cm" svg:y2="20.7cm">
            <text:p/>
          </draw:line>
          <draw:line draw:style-name="gr21" draw:text-style-name="P9" draw:layer="layout" svg:x1="12.3cm" svg:y1="21.9cm" svg:x2="12.3cm" svg:y2="23.4cm">
            <text:p/>
          </draw:line>
          <draw:line draw:style-name="gr21" draw:text-style-name="P9" draw:layer="layout" svg:x1="20.6cm" svg:y1="19.2cm" svg:x2="20.6cm" svg:y2="20.7cm">
            <text:p/>
          </draw:line>
          <draw:line draw:style-name="gr21" draw:text-style-name="P9" draw:layer="layout" svg:x1="18.2cm" svg:y1="21.3cm" svg:x2="14.7cm" svg:y2="21.3cm">
            <text:p/>
          </draw:line>
          <draw:custom-shape draw:style-name="gr7" draw:text-style-name="P7" draw:layer="layout" svg:width="4.8cm" svg:height="1.22cm" svg:x="18.2cm" svg:y="23.4cm">
            <text:p text:style-name="P1"><text:span text:style-name="T3">h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0.6cm" svg:y1="21.9cm" svg:x2="20.6cm" svg:y2="23.4cm">
            <text:p/>
          </draw:line>
          <draw:line draw:style-name="gr39" draw:text-style-name="P9" draw:layer="layout" svg:x1="23cm" svg:y1="18.6cm" svg:x2="28.4cm" svg:y2="18.6cm">
            <text:p/>
          </draw:line>
          <draw:line draw:style-name="gr21" draw:text-style-name="P9" draw:layer="layout" svg:x1="28.4cm" svg:y1="18.6cm" svg:x2="28.4cm" svg:y2="20.7cm">
            <text:p/>
          </draw:line>
          <draw:line draw:style-name="gr39" draw:text-style-name="P9" draw:layer="layout" svg:x1="28.4cm" svg:y1="21.9cm" svg:x2="28.4cm" svg:y2="24cm">
            <text:p/>
          </draw:line>
          <draw:line draw:style-name="gr21" draw:text-style-name="P9" draw:layer="layout" svg:x1="28.4cm" svg:y1="24cm" svg:x2="23cm" svg:y2="24cm">
            <text:p/>
          </draw:line>
          <draw:line draw:style-name="gr21" draw:text-style-name="P9" draw:layer="layout" svg:x1="20.6cm" svg:y1="24.6cm" svg:x2="20.6cm" svg:y2="26.1cm">
            <text:p/>
          </draw:line>
          <draw:g>
            <draw:custom-shape draw:style-name="gr5" draw:text-style-name="P6" draw:layer="layout" svg:width="4.8cm" svg:height="1.22cm" svg:x="18.2cm" svg:y="26.08cm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</draw:g>
          <draw:frame draw:style-name="gr49" draw:text-style-name="P19" draw:layer="layout" svg:width="4.3cm" svg:height="0.878cm" svg:x="18.6cm" svg:y="26.322cm">
            <draw:text-box>
              <text:p><text:span text:style-name="T6">Wärmebedarf</text:span></text:p>
            </draw:text-box>
          </draw:frame>
          <draw:line draw:style-name="gr21" draw:text-style-name="P9" draw:layer="layout" svg:x1="20.6cm" svg:y1="16.5cm" svg:x2="20.6cm" svg:y2="18cm">
            <text:p/>
          </draw:line>
          <draw:custom-shape draw:style-name="gr1" draw:text-style-name="P2" draw:layer="layout" svg:width="4.8cm" svg:height="1.22cm" svg:x="9.9cm" svg:y="23.38cm">
            <text:p text:style-name="P1"><text:span text:style-name="T1">EHK</text:span></text:p>
            <draw:enhanced-geometry svg:viewBox="0 0 21600 21600" draw:type="rectangle" draw:enhanced-path="M 0 0 L 21600 0 21600 21600 0 21600 0 0 Z N"/>
          </draw:custom-shape>
          <draw:line draw:style-name="gr21" draw:text-style-name="P9" draw:layer="layout" svg:x1="14.7cm" svg:y1="24cm" svg:x2="18.2cm" svg:y2="24cm">
            <text:p/>
          </draw:line>
          <draw:g>
            <draw:custom-shape draw:style-name="gr5" draw:text-style-name="P6" draw:layer="layout" svg:width="4.8cm" svg:height="1.22cm" draw:transform="rotate (1.5707963267949) translate (5.7cm 23.7cm)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  <draw:frame draw:style-name="gr11" draw:text-style-name="P10" draw:layer="layout" svg:width="3cm" svg:height="0.839cm" draw:transform="rotate (1.5707963267949) translate (5.9cm 22.8cm)">
              <draw:text-box>
                <text:p><text:span text:style-name="T4">Spotmarkt</text:span></text:p>
              </draw:text-box>
            </draw:frame>
          </draw:g>
        </draw:g>
        <draw:g>
          <draw:g>
            <draw:custom-shape draw:style-name="gr1" draw:text-style-name="P2" draw:layer="layout" svg:width="4.8cm" svg:height="1.22cm" svg:x="8.7cm" svg:y="3.4cm">
              <text:p text:style-name="P1"><text:span text:style-name="T1">Transformer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8cm" svg:height="1.22cm" svg:x="13.6cm" svg:y="3.4cm">
              <text:p text:style-name="P1"><text:span text:style-name="T1">Source</text:span></text:p>
  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  </draw:custom-shape>
            <draw:g>
              <draw:custom-shape draw:style-name="gr5" draw:text-style-name="P6" draw:layer="layout" svg:width="4.8cm" svg:height="1.22cm" svg:x="17.6cm" svg:y="3.4cm">
                <text:p/>
  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  </draw:custom-shape>
              <draw:frame draw:style-name="gr6" draw:text-style-name="P5" draw:layer="layout" svg:width="1.771cm" svg:height="0.978cm" svg:x="19.199cm" svg:y="3.54cm">
                <draw:text-box>
                  <text:p><text:span text:style-name="T2">Sink</text:span></text:p>
                </draw:text-box>
              </draw:frame>
            </draw:g>
            <draw:custom-shape draw:style-name="gr7" draw:text-style-name="P7" draw:layer="layout" svg:width="4.8cm" svg:height="1.22cm" svg:x="22.2cm" svg:y="3.4cm">
              <text:p text:style-name="P1"><text:span text:style-name="T3">Bu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4" draw:layer="layout" svg:width="4.8cm" svg:height="1.22cm" draw:transform="rotate (1.5707963267949) translate (6.564cm 9.7cm)">
            <text:p text:style-name="P1"><text:span text:style-name="T1">Gas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7" draw:text-style-name="P7" draw:layer="layout" svg:width="4.8cm" svg:height="1.22cm" svg:x="9.19cm" svg:y="6.681cm">
            <text:p text:style-name="P1"><text:span text:style-name="T3">g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8cm" svg:height="1.22cm" svg:x="15.49cm" svg:y="6.681cm">
            <text:p text:style-name="P1"><text:span text:style-name="T1">SLK</text:span></text:p>
            <draw:enhanced-geometry svg:viewBox="0 0 21600 21600" draw:type="rectangle" draw:enhanced-path="M 0 0 L 21600 0 21600 21600 0 21600 0 0 Z N"/>
          </draw:custom-shape>
          <draw:line draw:style-name="gr21" draw:text-style-name="P9" draw:layer="layout" svg:x1="13.99cm" svg:y1="7.301cm" svg:x2="15.49cm" svg:y2="7.301cm">
            <text:p/>
          </draw:line>
          <draw:custom-shape draw:style-name="gr7" draw:text-style-name="P7" draw:layer="layout" svg:width="4.8cm" svg:height="1.22cm" svg:x="21.79cm" svg:y="6.701cm">
            <text:p text:style-name="P1"><text:span text:style-name="T3">h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0.29cm" svg:y1="7.301cm" svg:x2="21.79cm" svg:y2="7.301cm">
            <text:p/>
          </draw:line>
          <draw:line draw:style-name="gr21" draw:text-style-name="P9" draw:layer="layout" svg:x1="26.59cm" svg:y1="7.301cm" svg:x2="28.09cm" svg:y2="7.301cm">
            <text:p/>
          </draw:line>
          <draw:g>
            <draw:custom-shape draw:style-name="gr5" draw:text-style-name="P6" draw:layer="layout" svg:width="4.8cm" svg:height="1.22cm" draw:transform="rotate (-1.5707963267949) translate (29.3cm 4.891cm)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</draw:g>
          <draw:frame draw:style-name="gr49" draw:text-style-name="P19" draw:layer="layout" svg:width="4.3cm" svg:height="0.878cm" draw:transform="rotate (1.5707963267949) translate (28.221cm 9.295cm)">
            <draw:text-box>
              <text:p><text:span text:style-name="T6">Wärmebedarf</text:span></text:p>
            </draw:text-box>
          </draw:frame>
          <draw:line draw:style-name="gr21" draw:text-style-name="P9" draw:layer="layout" svg:x1="7.765cm" svg:y1="7.298cm" svg:x2="9.265cm" svg:y2="7.298cm">
            <text:p/>
          </draw:line>
        </draw:g>
      </draw:page>
      <draw:page draw:name="Solph Solarthermie 1" draw:style-name="dp1" draw:master-page-name="Standard">
        <draw:g>
          <draw:custom-shape draw:style-name="gr3" draw:text-style-name="P4" draw:layer="layout" svg:width="4.8cm" svg:height="1.22cm" svg:x="17.5cm" svg:y="4.1cm">
            <text:p text:style-name="P1"><text:span text:style-name="T1">Gas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7" draw:text-style-name="P7" draw:layer="layout" svg:width="4.8cm" svg:height="1.22cm" svg:x="17.5cm" svg:y="6.8cm">
            <text:p text:style-name="P1"><text:span text:style-name="T3">g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8cm" svg:height="1.22cm" svg:x="24.5cm" svg:y="9.5cm">
            <text:p text:style-name="P1"><text:span text:style-name="T1">SL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8cm" svg:height="1.22cm" svg:x="17.5cm" svg:y="9.5cm">
            <text:p text:style-name="P1"><text:span text:style-name="T1">Gu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8cm" svg:height="1.22cm" svg:x="9.2cm" svg:y="9.5cm">
            <text:p text:style-name="P1"><text:span text:style-name="T3">e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4.8cm" svg:height="1.22cm" svg:x="9.2cm" svg:y="4.1cm">
            <text:p text:style-name="P1"><text:span text:style-name="T1">Strom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line draw:style-name="gr21" draw:text-style-name="P9" draw:layer="layout" svg:x1="9.2cm" svg:y1="10.1cm" svg:x2="6.2cm" svg:y2="10.1cm">
            <text:p/>
          </draw:line>
          <draw:line draw:style-name="gr21" draw:text-style-name="P9" draw:layer="layout" svg:x1="11.6cm" svg:y1="5.3cm" svg:x2="11.6cm" svg:y2="9.5cm">
            <text:p/>
          </draw:line>
          <draw:line draw:style-name="gr21" draw:text-style-name="P9" draw:layer="layout" svg:x1="11.6cm" svg:y1="10.7cm" svg:x2="11.6cm" svg:y2="12.2cm">
            <text:p/>
          </draw:line>
          <draw:line draw:style-name="gr21" draw:text-style-name="P9" draw:layer="layout" svg:x1="19.9cm" svg:y1="8cm" svg:x2="19.9cm" svg:y2="9.5cm">
            <text:p/>
          </draw:line>
          <draw:line draw:style-name="gr21" draw:text-style-name="P9" draw:layer="layout" svg:x1="17.5cm" svg:y1="10.1cm" svg:x2="14cm" svg:y2="10.1cm">
            <text:p/>
          </draw:line>
          <draw:custom-shape draw:style-name="gr50" draw:text-style-name="P7" draw:layer="layout" svg:width="9.401cm" svg:height="1.22cm" svg:x="23.899cm" svg:y="13.1cm">
            <text:p text:style-name="P1"><text:span text:style-name="T3">h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9" draw:layer="layout" svg:x1="22.3cm" svg:y1="7.4cm" svg:x2="26.899cm" svg:y2="7.4cm">
            <text:p/>
          </draw:line>
          <draw:line draw:style-name="gr21" draw:text-style-name="P9" draw:layer="layout" svg:x1="26.9cm" svg:y1="7.4cm" svg:x2="26.9cm" svg:y2="9.5cm">
            <text:p/>
          </draw:line>
          <draw:line draw:style-name="gr21" draw:text-style-name="P9" draw:layer="layout" svg:x1="28.6cm" svg:y1="14.3cm" svg:x2="28.6cm" svg:y2="15.8cm">
            <text:p/>
          </draw:line>
          <draw:g>
            <draw:custom-shape draw:style-name="gr5" draw:text-style-name="P6" draw:layer="layout" svg:width="4.8cm" svg:height="1.22cm" svg:x="26.2cm" svg:y="15.78cm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</draw:g>
          <draw:frame draw:style-name="gr49" draw:text-style-name="P19" draw:layer="layout" svg:width="4.3cm" svg:height="0.878cm" svg:x="26.6cm" svg:y="15.922cm">
            <draw:text-box>
              <text:p><text:span text:style-name="T6">Wärmebedarf</text:span></text:p>
            </draw:text-box>
          </draw:frame>
          <draw:line draw:style-name="gr21" draw:text-style-name="P9" draw:layer="layout" svg:x1="19.9cm" svg:y1="5.3cm" svg:x2="19.9cm" svg:y2="6.8cm">
            <text:p/>
          </draw:line>
          <draw:custom-shape draw:style-name="gr1" draw:text-style-name="P2" draw:layer="layout" svg:width="4.8cm" svg:height="1.22cm" svg:x="9.2cm" svg:y="12.18cm">
            <text:p text:style-name="P1"><text:span text:style-name="T1">EHK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4.8cm" svg:height="1.22cm" draw:transform="rotate (1.5707963267949) translate (5cm 12.5cm)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  <draw:frame draw:style-name="gr11" draw:text-style-name="P10" draw:layer="layout" svg:width="3cm" svg:height="0.839cm" draw:transform="rotate (1.5707963267949) translate (5.2cm 11.6cm)">
              <draw:text-box>
                <text:p><text:span text:style-name="T4">Spotmarkt</text:span></text:p>
              </draw:text-box>
            </draw:frame>
          </draw:g>
          <draw:custom-shape draw:style-name="gr3" draw:text-style-name="P4" draw:layer="layout" svg:width="4.8cm" svg:height="1.22cm" svg:x="29cm" svg:y="4.1cm">
            <text:p text:style-name="P1"><text:span text:style-name="T1">Solar</text:span></text:p>
  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line draw:style-name="gr21" draw:text-style-name="P9" draw:layer="layout" svg:x1="11.6cm" svg:y1="13.9cm" svg:x2="24.299cm" svg:y2="13.9cm">
            <text:p/>
          </draw:line>
          <draw:custom-shape draw:style-name="gr51" draw:text-style-name="P20" draw:layer="layout" svg:width="4.8cm" svg:height="1.22cm" svg:x="35cm" svg:y="13.12cm">
            <text:p text:style-name="P1"><text:span text:style-name="T1">ST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9" draw:layer="layout" svg:x1="35cm" svg:y1="13.53cm" svg:x2="33cm" svg:y2="13.53cm">
            <text:p/>
          </draw:line>
          <draw:line draw:style-name="gr21" draw:text-style-name="P9" draw:layer="layout" svg:x1="32.9cm" svg:y1="13.94cm" svg:x2="35cm" svg:y2="13.94cm">
            <text:p/>
          </draw:line>
          <draw:line draw:style-name="gr39" draw:text-style-name="P9" draw:layer="layout" svg:x1="19.9cm" svg:y1="10.7cm" svg:x2="19.899cm" svg:y2="13.5cm">
            <text:p/>
          </draw:line>
          <draw:line draw:style-name="gr39" draw:text-style-name="P9" draw:layer="layout" svg:x1="11.6cm" svg:y1="13.4cm" svg:x2="11.599cm" svg:y2="13.9cm">
            <text:p/>
          </draw:line>
          <draw:line draw:style-name="gr21" draw:text-style-name="P9" draw:layer="layout" svg:x1="19.899cm" svg:y1="13.5cm" svg:x2="24.298cm" svg:y2="13.5cm">
            <text:p/>
          </draw:line>
          <draw:line draw:style-name="gr21" draw:text-style-name="P9" draw:layer="layout" svg:x1="31.4cm" svg:y1="5.4cm" svg:x2="31.4cm" svg:y2="13.2cm">
            <text:p/>
          </draw:line>
          <draw:line draw:style-name="gr21" draw:text-style-name="P9" draw:layer="layout" svg:x1="26.9cm" svg:y1="10.7cm" svg:x2="26.899cm" svg:y2="13.2cm">
            <text:p/>
          </draw:line>
        </draw:g>
      </draw:page>
      <draw:page draw:name="Solarthermie_2" draw:style-name="dp1" draw:master-page-name="Standard">
        <draw:custom-shape draw:style-name="gr3" draw:text-style-name="P4" draw:layer="layout" svg:width="4.8cm" svg:height="1.22cm" svg:x="14.901cm" svg:y="2.1cm">
          <text:p text:style-name="P1"><text:span text:style-name="T1">Ga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7" draw:layer="layout" svg:width="4.8cm" svg:height="1.22cm" svg:x="14.901cm" svg:y="4.8cm">
          <text:p text:style-name="P1"><text:span text:style-name="T3">gn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1.22cm" svg:x="21.901cm" svg:y="7.5cm">
          <text:p text:style-name="P1"><text:span text:style-name="T1">SL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22cm" svg:x="14.901cm" svg:y="7.5cm">
          <text:p text:style-name="P1"><text:span text:style-name="T1">Gu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cm" svg:height="1.22cm" svg:x="6.601cm" svg:y="7.5cm">
          <text:p text:style-name="P1"><text:span text:style-name="T3">en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8cm" svg:height="1.22cm" svg:x="6.601cm" svg:y="2.1cm">
          <text:p text:style-name="P1"><text:span text:style-name="T1">Strom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21" draw:text-style-name="P9" draw:layer="layout" svg:x1="6.601cm" svg:y1="8.1cm" svg:x2="3.601cm" svg:y2="8.1cm">
          <text:p/>
        </draw:line>
        <draw:line draw:style-name="gr21" draw:text-style-name="P9" draw:layer="layout" svg:x1="9.001cm" svg:y1="3.3cm" svg:x2="9.001cm" svg:y2="7.5cm">
          <text:p/>
        </draw:line>
        <draw:line draw:style-name="gr21" draw:text-style-name="P9" draw:layer="layout" svg:x1="10.001cm" svg:y1="8.7cm" svg:x2="10.001cm" svg:y2="10.2cm">
          <text:p/>
        </draw:line>
        <draw:line draw:style-name="gr21" draw:text-style-name="P9" draw:layer="layout" svg:x1="17.301cm" svg:y1="6cm" svg:x2="17.301cm" svg:y2="7.5cm">
          <text:p/>
        </draw:line>
        <draw:line draw:style-name="gr21" draw:text-style-name="P9" draw:layer="layout" svg:x1="14.901cm" svg:y1="8.1cm" svg:x2="11.401cm" svg:y2="8.1cm">
          <text:p/>
        </draw:line>
        <draw:custom-shape draw:style-name="gr52" draw:text-style-name="P7" draw:layer="layout" svg:width="13.001cm" svg:height="1.22cm" svg:x="21.3cm" svg:y="11.1cm">
          <text:p text:style-name="P1"><text:span text:style-name="T3">hn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9" draw:layer="layout" svg:x1="19.701cm" svg:y1="5.4cm" svg:x2="24.3cm" svg:y2="5.4cm">
          <text:p/>
        </draw:line>
        <draw:line draw:style-name="gr21" draw:text-style-name="P9" draw:layer="layout" svg:x1="24.301cm" svg:y1="5.4cm" svg:x2="24.301cm" svg:y2="7.5cm">
          <text:p/>
        </draw:line>
        <draw:line draw:style-name="gr21" draw:text-style-name="P9" draw:layer="layout" svg:x1="32.601cm" svg:y1="12.2cm" svg:x2="32.601cm" svg:y2="13.7cm">
          <text:p/>
        </draw:line>
        <draw:g>
          <draw:custom-shape draw:style-name="gr5" draw:text-style-name="P6" draw:layer="layout" svg:width="4.8cm" svg:height="1.22cm" svg:x="30.201cm" svg:y="13.68cm">
            <text:p/>
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49" draw:text-style-name="P19" draw:layer="layout" svg:width="4.3cm" svg:height="0.878cm" svg:x="30.601cm" svg:y="13.822cm">
          <draw:text-box>
            <text:p><text:span text:style-name="T6">Wärmebedarf</text:span></text:p>
          </draw:text-box>
        </draw:frame>
        <draw:line draw:style-name="gr21" draw:text-style-name="P9" draw:layer="layout" svg:x1="17.301cm" svg:y1="3.3cm" svg:x2="17.301cm" svg:y2="4.8cm">
          <text:p/>
        </draw:line>
        <draw:custom-shape draw:style-name="gr1" draw:text-style-name="P2" draw:layer="layout" svg:width="4.8cm" svg:height="1.22cm" svg:x="9.401cm" svg:y="10.18cm">
          <text:p text:style-name="P1"><text:span text:style-name="T1">EHK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4.8cm" svg:height="1.22cm" draw:transform="rotate (1.5707963267949) translate (2.401cm 10.5cm)">
            <text:p/>
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1" draw:text-style-name="P10" draw:layer="layout" svg:width="3cm" svg:height="0.839cm" draw:transform="rotate (1.5707963267949) translate (2.601cm 9.6cm)">
            <draw:text-box>
              <text:p><text:span text:style-name="T4">Spotmarkt</text:span></text:p>
            </draw:text-box>
          </draw:frame>
        </draw:g>
        <draw:custom-shape draw:style-name="gr3" draw:text-style-name="P4" draw:layer="layout" svg:width="4.8cm" svg:height="1.22cm" svg:x="30.201cm" svg:y="2.1cm">
          <text:p text:style-name="P1"><text:span text:style-name="T1">Solar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line draw:style-name="gr21" draw:text-style-name="P9" draw:layer="layout" svg:x1="11.8cm" svg:y1="11.9cm" svg:x2="21.7cm" svg:y2="11.9cm">
          <text:p/>
        </draw:line>
        <draw:custom-shape draw:style-name="gr53" draw:text-style-name="P21" draw:layer="layout" svg:width="4.8cm" svg:height="1.22cm" svg:x="36.201cm" svg:y="11.12cm">
          <text:p text:style-name="P1"><text:span text:style-name="T1">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9" draw:layer="layout" svg:x1="36.201cm" svg:y1="11.53cm" svg:x2="34.201cm" svg:y2="11.53cm">
          <text:p/>
        </draw:line>
        <draw:line draw:style-name="gr21" draw:text-style-name="P9" draw:layer="layout" svg:x1="34.101cm" svg:y1="11.94cm" svg:x2="36.201cm" svg:y2="11.94cm">
          <text:p/>
        </draw:line>
        <draw:line draw:style-name="gr39" draw:text-style-name="P9" draw:layer="layout" svg:x1="17.301cm" svg:y1="8.7cm" svg:x2="17.3cm" svg:y2="11.5cm">
          <text:p/>
        </draw:line>
        <draw:line draw:style-name="gr39" draw:text-style-name="P9" draw:layer="layout" svg:x1="11.801cm" svg:y1="11.4cm" svg:x2="11.8cm" svg:y2="11.9cm">
          <text:p/>
        </draw:line>
        <draw:line draw:style-name="gr21" draw:text-style-name="P9" draw:layer="layout" svg:x1="17.3cm" svg:y1="11.5cm" svg:x2="21.699cm" svg:y2="11.5cm">
          <text:p/>
        </draw:line>
        <draw:line draw:style-name="gr21" draw:text-style-name="P9" draw:layer="layout" svg:x1="32.601cm" svg:y1="3.4cm" svg:x2="32.6cm" svg:y2="11.4cm">
          <text:p/>
        </draw:line>
        <draw:line draw:style-name="gr21" draw:text-style-name="P9" draw:layer="layout" svg:x1="24.301cm" svg:y1="8.7cm" svg:x2="24.3cm" svg:y2="11.2cm">
          <text:p/>
        </draw:line>
        <draw:custom-shape draw:style-name="gr1" draw:text-style-name="P2" draw:layer="layout" svg:width="4.8cm" svg:height="1.22cm" svg:x="9.401cm" svg:y="13.38cm">
          <text:p text:style-name="P1"><text:span text:style-name="T1">WP</text:span></text:p>
          <draw:enhanced-geometry svg:viewBox="0 0 21600 21600" draw:type="rectangle" draw:enhanced-path="M 0 0 L 21600 0 21600 21600 0 21600 0 0 Z N"/>
        </draw:custom-shape>
        <draw:line draw:style-name="gr39" draw:text-style-name="P9" draw:layer="layout" svg:x1="8.201cm" svg:y1="8.7cm" svg:x2="8.2cm" svg:y2="14.1cm">
          <text:p/>
        </draw:line>
        <draw:line draw:style-name="gr21" draw:text-style-name="P9" draw:layer="layout" svg:x1="8.2cm" svg:y1="14.1cm" svg:x2="9.4cm" svg:y2="14.1cm">
          <text:p/>
        </draw:line>
        <draw:line draw:style-name="gr39" draw:text-style-name="P9" draw:layer="layout" svg:x1="14.2cm" svg:y1="14.05cm" svg:x2="24.3cm" svg:y2="14.05cm">
          <text:p/>
        </draw:line>
        <draw:line draw:style-name="gr21" draw:text-style-name="P9" draw:layer="layout" svg:x1="24.3cm" svg:y1="14cm" svg:x2="24.3cm" svg:y2="12.2cm">
          <text:p/>
        </draw:line>
        <draw:custom-shape draw:style-name="gr53" draw:text-style-name="P21" draw:layer="layout" svg:width="4.8cm" svg:height="1.22cm" svg:x="27.402cm" svg:y="7.521cm">
          <text:p text:style-name="P1"><text:span text:style-name="T1">ST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9" draw:layer="layout" svg:x1="29.1cm" svg:y1="8.8cm" svg:x2="29.1cm" svg:y2="11.1cm">
          <text:p/>
        </draw:line>
        <draw:line draw:style-name="gr21" draw:text-style-name="P9" draw:layer="layout" svg:x1="30.3cm" svg:y1="11.1cm" svg:x2="30.3cm" svg:y2="8.801cm">
          <text:p/>
        </draw:line>
      </draw:page>
      <draw:page draw:name="Solph-Photovoltaik" draw:style-name="dp1" draw:master-page-name="Standard">
        <draw:g>
          <draw:custom-shape draw:style-name="gr3" draw:text-style-name="P4" draw:layer="layout" svg:width="4.8cm" svg:height="1.22cm" svg:x="15.4cm" svg:y="8.7cm">
            <text:p text:style-name="P1"><text:span text:style-name="T1">Gas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7" draw:text-style-name="P7" draw:layer="layout" svg:width="4.8cm" svg:height="1.22cm" svg:x="15.4cm" svg:y="11.4cm">
            <text:p text:style-name="P1"><text:span text:style-name="T3">g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8cm" svg:height="1.22cm" svg:x="23.2cm" svg:y="14.1cm">
            <text:p text:style-name="P1"><text:span text:style-name="T1">SL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8cm" svg:height="1.22cm" svg:x="15.4cm" svg:y="14.1cm">
            <text:p text:style-name="P1"><text:span text:style-name="T1">GuD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7" draw:layer="layout" svg:width="8.2cm" svg:height="1.22cm" svg:x="5.4cm" svg:y="14.1cm">
            <text:p text:style-name="P1"><text:span text:style-name="T3">e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4.8cm" svg:height="1.22cm" svg:x="9.6cm" svg:y="8.7cm">
            <text:p text:style-name="P1"><text:span text:style-name="T1">Strom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line draw:style-name="gr21" draw:text-style-name="P9" draw:layer="layout" svg:x1="5.5cm" svg:y1="14.7cm" svg:x2="4.1cm" svg:y2="14.7cm">
            <text:p/>
          </draw:line>
          <draw:line draw:style-name="gr21" draw:text-style-name="P9" draw:layer="layout" svg:x1="12cm" svg:y1="9.9cm" svg:x2="12cm" svg:y2="14.2cm">
            <text:p/>
          </draw:line>
          <draw:line draw:style-name="gr21" draw:text-style-name="P9" draw:layer="layout" svg:x1="10.5cm" svg:y1="15.3cm" svg:x2="10.5cm" svg:y2="16.8cm">
            <text:p/>
          </draw:line>
          <draw:line draw:style-name="gr21" draw:text-style-name="P9" draw:layer="layout" svg:x1="17.8cm" svg:y1="12.6cm" svg:x2="17.8cm" svg:y2="14.1cm">
            <text:p/>
          </draw:line>
          <draw:line draw:style-name="gr21" draw:text-style-name="P9" draw:layer="layout" svg:x1="15.4cm" svg:y1="14.7cm" svg:x2="13.6cm" svg:y2="14.7cm">
            <text:p/>
          </draw:line>
          <draw:custom-shape draw:style-name="gr55" draw:text-style-name="P7" draw:layer="layout" svg:width="7.501cm" svg:height="1.22cm" svg:x="21.799cm" svg:y="17.7cm">
            <text:p text:style-name="P1"><text:span text:style-name="T3">h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9" draw:layer="layout" svg:x1="20.2cm" svg:y1="12cm" svg:x2="25.6cm" svg:y2="12cm">
            <text:p/>
          </draw:line>
          <draw:line draw:style-name="gr21" draw:text-style-name="P9" draw:layer="layout" svg:x1="25.6cm" svg:y1="12cm" svg:x2="25.6cm" svg:y2="14.1cm">
            <text:p/>
          </draw:line>
          <draw:line draw:style-name="gr21" draw:text-style-name="P9" draw:layer="layout" svg:x1="27.7cm" svg:y1="18.8cm" svg:x2="27.7cm" svg:y2="21.7cm">
            <text:p/>
          </draw:line>
          <draw:g>
            <draw:custom-shape draw:style-name="gr5" draw:text-style-name="P6" draw:layer="layout" svg:width="4.8cm" svg:height="1.22cm" svg:x="25.3cm" svg:y="21.68cm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</draw:g>
          <draw:frame draw:style-name="gr49" draw:text-style-name="P19" draw:layer="layout" svg:width="4.3cm" svg:height="0.878cm" svg:x="25.7cm" svg:y="21.922cm">
            <draw:text-box>
              <text:p><text:span text:style-name="T6">Wärmebedarf</text:span></text:p>
            </draw:text-box>
          </draw:frame>
          <draw:line draw:style-name="gr21" draw:text-style-name="P9" draw:layer="layout" svg:x1="17.8cm" svg:y1="9.9cm" svg:x2="17.8cm" svg:y2="11.4cm">
            <text:p/>
          </draw:line>
          <draw:custom-shape draw:style-name="gr1" draw:text-style-name="P2" draw:layer="layout" svg:width="4.8cm" svg:height="1.22cm" svg:x="9.9cm" svg:y="16.78cm">
            <text:p text:style-name="P1"><text:span text:style-name="T1">EHK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4.8cm" svg:height="1.22cm" draw:transform="rotate (1.5707963267949) translate (2.9cm 17.1cm)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  <draw:frame draw:style-name="gr11" draw:text-style-name="P10" draw:layer="layout" svg:width="3cm" svg:height="0.839cm" draw:transform="rotate (1.5707963267949) translate (3.1cm 16.2cm)">
              <draw:text-box>
                <text:p><text:span text:style-name="T4">Spotmarkt</text:span></text:p>
              </draw:text-box>
            </draw:frame>
          </draw:g>
          <draw:custom-shape draw:style-name="gr3" draw:text-style-name="P4" draw:layer="layout" svg:width="4.8cm" svg:height="1.22cm" svg:x="4.5cm" svg:y="8.7cm">
            <text:p text:style-name="P1"><text:span text:style-name="T1">PV</text:span></text:p>
  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line draw:style-name="gr21" draw:text-style-name="P9" draw:layer="layout" svg:x1="12.299cm" svg:y1="18.5cm" svg:x2="22.199cm" svg:y2="18.5cm">
            <text:p/>
          </draw:line>
          <draw:custom-shape draw:style-name="gr53" draw:text-style-name="P21" draw:layer="layout" svg:width="4.8cm" svg:height="1.22cm" svg:x="31.3cm" svg:y="17.72cm">
            <text:p text:style-name="P1"><text:span text:style-name="T1">ST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9" draw:layer="layout" svg:x1="31.3cm" svg:y1="18.13cm" svg:x2="29.3cm" svg:y2="18.13cm">
            <text:p/>
          </draw:line>
          <draw:line draw:style-name="gr21" draw:text-style-name="P9" draw:layer="layout" svg:x1="29.2cm" svg:y1="18.54cm" svg:x2="31.3cm" svg:y2="18.54cm">
            <text:p/>
          </draw:line>
          <draw:line draw:style-name="gr39" draw:text-style-name="P9" draw:layer="layout" svg:x1="17.8cm" svg:y1="15.3cm" svg:x2="17.799cm" svg:y2="18.1cm">
            <text:p/>
          </draw:line>
          <draw:line draw:style-name="gr39" draw:text-style-name="P9" draw:layer="layout" svg:x1="12.3cm" svg:y1="18cm" svg:x2="12.299cm" svg:y2="18.5cm">
            <text:p/>
          </draw:line>
          <draw:line draw:style-name="gr21" draw:text-style-name="P9" draw:layer="layout" svg:x1="17.799cm" svg:y1="18.1cm" svg:x2="22.198cm" svg:y2="18.1cm">
            <text:p/>
          </draw:line>
          <draw:line draw:style-name="gr21" draw:text-style-name="P9" draw:layer="layout" svg:x1="25.6cm" svg:y1="15.3cm" svg:x2="25.599cm" svg:y2="17.8cm">
            <text:p/>
          </draw:line>
          <draw:custom-shape draw:style-name="gr1" draw:text-style-name="P2" draw:layer="layout" svg:width="4.8cm" svg:height="1.22cm" svg:x="9.9cm" svg:y="19.98cm">
            <text:p text:style-name="P1"><text:span text:style-name="T1">WP</text:span></text:p>
            <draw:enhanced-geometry svg:viewBox="0 0 21600 21600" draw:type="rectangle" draw:enhanced-path="M 0 0 L 21600 0 21600 21600 0 21600 0 0 Z N"/>
          </draw:custom-shape>
          <draw:line draw:style-name="gr39" draw:text-style-name="P9" draw:layer="layout" svg:x1="8.7cm" svg:y1="15.3cm" svg:x2="8.699cm" svg:y2="20.7cm">
            <text:p/>
          </draw:line>
          <draw:line draw:style-name="gr21" draw:text-style-name="P9" draw:layer="layout" svg:x1="8.699cm" svg:y1="20.7cm" svg:x2="9.899cm" svg:y2="20.7cm">
            <text:p/>
          </draw:line>
          <draw:line draw:style-name="gr39" draw:text-style-name="P9" draw:layer="layout" svg:x1="14.699cm" svg:y1="20.675cm" svg:x2="23.7cm" svg:y2="20.675cm">
            <text:p/>
          </draw:line>
          <draw:line draw:style-name="gr21" draw:text-style-name="P9" draw:layer="layout" svg:x1="23.699cm" svg:y1="20.6cm" svg:x2="23.699cm" svg:y2="18.8cm">
            <text:p/>
          </draw:line>
          <draw:line draw:style-name="gr21" draw:text-style-name="P9" draw:layer="layout" svg:x1="6.9cm" svg:y1="9.9cm" svg:x2="6.9cm" svg:y2="14.2cm">
            <text:p/>
          </draw:line>
          <draw:custom-shape draw:style-name="gr1" draw:text-style-name="P2" draw:layer="layout" svg:width="4.8cm" svg:height="1.22cm" svg:x="9.975cm" svg:y="21.881cm">
            <text:p text:style-name="P1"><text:span text:style-name="T1">WP</text:span></text:p>
            <draw:enhanced-geometry svg:viewBox="0 0 21600 21600" draw:type="rectangle" draw:enhanced-path="M 0 0 L 21600 0 21600 21600 0 21600 0 0 Z N"/>
          </draw:custom-shape>
          <draw:line draw:style-name="gr21" draw:text-style-name="P9" draw:layer="layout" svg:x1="8.774cm" svg:y1="22.601cm" svg:x2="9.974cm" svg:y2="22.601cm">
            <text:p/>
          </draw:line>
          <draw:line draw:style-name="gr39" draw:text-style-name="P9" draw:layer="layout" svg:x1="14.774cm" svg:y1="22.576cm" svg:x2="23.775cm" svg:y2="22.576cm">
            <text:p/>
          </draw:line>
          <draw:line draw:style-name="gr39" draw:text-style-name="P9" draw:layer="layout" svg:x1="23.701cm" svg:y1="20.7cm" svg:x2="23.7cm" svg:y2="22.6cm">
            <text:p/>
          </draw:line>
          <draw:line draw:style-name="gr39" draw:text-style-name="P9" draw:layer="layout" svg:x1="8.701cm" svg:y1="20.7cm" svg:x2="8.7cm" svg:y2="22.6cm">
            <text:p/>
          </draw:line>
        </draw:g>
      </draw:page>
      <draw:page draw:name="page17" draw:style-name="dp1" draw:master-page-name="Standard">
        <draw:custom-shape draw:style-name="gr56" draw:text-style-name="P22" draw:layer="layout" svg:width="8.41cm" svg:height="1.7cm" svg:x="5.4cm" svg:y="4cm">
          <text:p text:style-name="P1">Eingangsdaten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8.4cm" svg:height="1.7cm" svg:x="18cm" svg:y="4cm">
          <text:p text:style-name="P1">Optimierung</text:p>
          <draw:enhanced-geometry svg:viewBox="0 0 21600 21600" draw:type="rectangle" draw:enhanced-path="M 0 0 L 21600 0 21600 21600 0 21600 0 0 Z N"/>
        </draw:custom-shape>
        <draw:custom-shape draw:style-name="gr56" draw:text-style-name="P22" draw:layer="layout" svg:width="8.41cm" svg:height="1.7cm" svg:x="30.7cm" svg:y="4cm">
          <text:p text:style-name="P1">Ausgangsdaten</text:p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8.41cm" svg:height="6cm" svg:x="5.4cm" svg:y="5.9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8.248cm" svg:height="5.9cm" svg:x="5.4cm" svg:y="5.9cm">
          <draw:text-box>
            <text:list text:style-name="L2">
              <text:list-item>
                <text:p><text:span text:style-name="T7">Wärmestrom aus Solarthermie</text:span></text:p>
              </text:list-item>
              <text:list-item>
                <text:p><text:span text:style-name="T7">Strompreiszeitreihe</text:span></text:p>
              </text:list-item>
              <text:list-item>
                <text:p><text:span text:style-name="T7">Brennstoffpreise</text:span></text:p>
              </text:list-item>
              <text:list-item>
                <text:p><text:span text:style-name="T7">Wärmebedarf</text:span></text:p>
              </text:list-item>
              <text:list-item>
                <text:p><text:span text:style-name="T7">Betriebskosten</text:span></text:p>
              </text:list-item>
              <text:list-item>
                <text:p><text:span text:style-name="T7">zulässige Lastbereiche</text:span></text:p>
              </text:list-item>
              <text:list-item>
                <text:p><text:span text:style-name="T7">Mindestlaufzeiten</text:span></text:p>
              </text:list-item>
              <text:list-item>
                <text:p><text:span text:style-name="T7">Startkosten</text:span></text:p>
              </text:list-item>
              <text:list-item>
                <text:p><text:span text:style-name="T7">Fernwärmepreis</text:span></text:p>
              </text:list-item>
            </text:list>
          </draw:text-box>
        </draw:frame>
        <draw:line draw:style-name="gr60" draw:text-style-name="P9" draw:layer="layout" svg:x1="13.8cm" svg:y1="4.9cm" svg:x2="18.1cm" svg:y2="4.9cm">
          <text:p/>
        </draw:line>
        <draw:line draw:style-name="gr60" draw:text-style-name="P9" draw:layer="layout" svg:x1="26.4cm" svg:y1="4.9cm" svg:x2="30.7cm" svg:y2="4.9cm">
          <text:p/>
        </draw:line>
        <draw:custom-shape draw:style-name="gr61" draw:text-style-name="P22" draw:layer="layout" svg:width="8.4cm" svg:height="3.1cm" svg:x="18cm" svg:y="5.9cm">
          <text:p/>
          <draw:enhanced-geometry svg:viewBox="0 0 21600 21600" draw:type="rectangle" draw:enhanced-path="M 0 0 L 21600 0 21600 21600 0 21600 0 0 Z N"/>
        </draw:custom-shape>
        <draw:frame draw:style-name="gr62" draw:text-style-name="P23" draw:layer="layout" svg:width="8.238cm" svg:height="4.136cm" svg:x="18cm" svg:y="5.9cm">
          <draw:text-box>
            <text:list text:style-name="L1">
              <text:list-item>
                <text:p><text:span text:style-name="T7">Aufbau des Energiesystems</text:span></text:p>
              </text:list-item>
              <text:list-item>
                <text:p><text:span text:style-name="T7">Einbetten der Eingangsdaten</text:span></text:p>
              </text:list-item>
            </text:list>
            <text:p><text:span text:style-name="T7"/></text:p>
            <text:list text:style-name="L3">
              <text:list-item>
                <text:p><text:span text:style-name="T7">Kostenoptimale Deckung des <text:s/>Wärmebedarfs </text:span></text:p>
              </text:list-item>
            </text:list>
          </draw:text-box>
        </draw:frame>
        <draw:custom-shape draw:style-name="gr58" draw:text-style-name="P22" draw:layer="layout" svg:width="8.41cm" svg:height="6cm" svg:x="30.7cm" svg:y="5.9cm">
          <text:p/>
          <draw:enhanced-geometry svg:viewBox="0 0 21600 21600" draw:type="rectangle" draw:enhanced-path="M 0 0 L 21600 0 21600 21600 0 21600 0 0 Z N"/>
        </draw:custom-shape>
        <draw:frame draw:style-name="gr63" draw:text-style-name="P23" draw:layer="layout" svg:width="8.248cm" svg:height="5.9cm" svg:x="30.7cm" svg:y="5.9cm">
          <draw:text-box>
            <text:list text:style-name="L2">
              <text:list-item>
                <text:p><text:span text:style-name="T7">Erlös des Energiesystems</text:span></text:p>
              </text:list-item>
              <text:list-item>
                <text:p><text:span text:style-name="T7">Laufzeiten der Anlagen</text:span></text:p>
              </text:list-item>
              <text:list-item>
                <text:p><text:span text:style-name="T7">Wärmebereitstellung der Anlagen</text:span></text:p>
              </text:list-item>
              <text:list-item>
                <text:p><text:span text:style-name="T7">Speicherfüllständ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0:24:55.846000000</meta:creation-date>
    <dc:date>2020-06-25T12:18:58.709000000</dc:date>
    <meta:editing-duration>P1DT12H29M11S</meta:editing-duration>
    <meta:editing-cycles>52</meta:editing-cycles>
    <meta:generator>LibreOffice/6.2.5.2$Windows_X86_64 LibreOffice_project/1ec314fa52f458adc18c4f025c545a4e8b22c159</meta:generator>
    <meta:print-date>2019-08-21T14:49:13.812000000</meta:print-date>
    <meta:document-statistic meta:object-count="642"/>
  </office:meta>
</office:document-meta>
</file>